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e9e21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29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1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32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0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41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42" style:family="paragraph" style:parent-style-name="Text_20_body">
      <style:paragraph-properties fo:margin-top="0in" fo:margin-bottom="0.0799in" style:contextual-spacing="false"/>
    </style:style>
    <style:style style:name="P43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44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45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46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7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51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52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53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54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55" style:family="paragraph" style:parent-style-name="Heading_20_4">
      <style:paragraph-properties fo:margin-top="0in" fo:margin-bottom="0.1598in" style:contextual-spacing="false" fo:keep-with-next="always"/>
      <style:text-properties fo:language="zxx" fo:country="none" officeooo:paragraph-rsid="00339d5a" style:language-asian="zxx" style:country-asian="none" style:language-complex="zxx" style:country-complex="none"/>
    </style:style>
    <style:style style:name="P56" style:family="paragraph" style:parent-style-name="Standard">
      <style:paragraph-properties fo:margin-top="0in" fo:margin-bottom="0.1598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57" style:family="paragraph" style:parent-style-name="Standard">
      <style:paragraph-properties fo:margin-top="0in" fo:margin-bottom="0.1598in" style:contextual-spacing="false"/>
      <style:text-properties fo:language="zxx" fo:country="none" officeooo:paragraph-rsid="00568998" style:language-asian="zxx" style:country-asian="none" style:language-complex="zxx" style:country-complex="none"/>
    </style:style>
    <style:style style:name="P58" style:family="paragraph" style:parent-style-name="Standard">
      <style:paragraph-properties fo:margin-top="0in" fo:margin-bottom="0.1598in" style:contextual-spacing="false"/>
      <style:text-properties fo:language="zxx" fo:country="none" officeooo:paragraph-rsid="0060d1c0" style:language-asian="zxx" style:country-asian="none" style:language-complex="zxx" style:country-complex="none"/>
    </style:style>
    <style:style style:name="P59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60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6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60d1c0" style:font-size-asian="11pt" style:language-asian="zxx" style:country-asian="none" style:font-size-complex="11pt" style:language-complex="zxx" style:country-complex="none"/>
    </style:style>
    <style:style style:name="P6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95e60" style:font-size-asian="11pt" style:language-asian="zxx" style:country-asian="none" style:font-size-complex="11pt" style:language-complex="zxx" style:country-complex="none"/>
    </style:style>
    <style:style style:name="P6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140a9" officeooo:paragraph-rsid="006140a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6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62e969" officeooo:paragraph-rsid="0062e9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7" style:family="paragraph" style:parent-style-name="Standard">
      <style:paragraph-properties fo:margin-top="0in" fo:margin-bottom="0.1598in" style:contextual-spacing="false"/>
      <style:text-properties officeooo:paragraph-rsid="005fbcb1"/>
    </style:style>
    <style:style style:name="P68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69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5dbbec" officeooo:paragraph-rsid="005dbbec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paragraph-rsid="005fbcb1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8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fbcb1" style:font-size-asian="11pt" style:language-asian="zxx" style:country-asian="none" style:font-size-complex="11pt" style:language-complex="zxx" style:country-complex="none"/>
    </style:style>
    <style:style style:name="P8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88" style:family="paragraph" style:parent-style-name="Text_20_body" style:list-style-name="L10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89" style:family="paragraph" style:parent-style-name="Text_20_body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90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91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92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93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94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95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96" style:family="paragraph" style:parent-style-name="Text_20_body" style:list-style-name="L9">
      <style:paragraph-properties fo:margin-top="0in" fo:margin-bottom="0.1598in" style:contextual-spacing="false"/>
    </style:style>
    <style:style style:name="P97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98" style:family="paragraph" style:parent-style-name="Text_20_body" style:list-style-name="L11">
      <style:paragraph-properties fo:margin-top="0in" fo:margin-bottom="0.1598in" style:contextual-spacing="false"/>
    </style:style>
    <style:style style:name="P99" style:family="paragraph" style:parent-style-name="Text_20_body" style:list-style-name="L12">
      <style:paragraph-properties fo:margin-top="0in" fo:margin-bottom="0.1598in" style:contextual-spacing="false"/>
    </style:style>
    <style:style style:name="P100" style:family="paragraph" style:parent-style-name="Text_20_body" style:list-style-name="L13">
      <style:paragraph-properties fo:margin-top="0in" fo:margin-bottom="0.1598in" style:contextual-spacing="false"/>
    </style:style>
    <style:style style:name="P101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102" style:family="paragraph" style:parent-style-name="Text_20_body" style:list-style-name="L14">
      <style:paragraph-properties fo:margin-top="0in" fo:margin-bottom="0.1598in" style:contextual-spacing="false"/>
    </style:style>
    <style:style style:name="P103" style:family="paragraph" style:parent-style-name="Text_20_body" style:list-style-name="L15">
      <style:paragraph-properties fo:margin-top="0in" fo:margin-bottom="0.1598in" style:contextual-spacing="false"/>
    </style:style>
    <style:style style:name="P104" style:family="paragraph" style:parent-style-name="Text_20_body" style:list-style-name="L16">
      <style:paragraph-properties fo:margin-top="0in" fo:margin-bottom="0.1598in" style:contextual-spacing="false"/>
    </style:style>
    <style:style style:name="P105" style:family="paragraph" style:parent-style-name="Text_20_body" style:list-style-name="L17">
      <style:paragraph-properties fo:margin-top="0in" fo:margin-bottom="0.1598in" style:contextual-spacing="false"/>
    </style:style>
    <style:style style:name="P106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107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108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109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110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111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112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113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14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15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16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17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18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19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20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21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22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123" style:family="paragraph" style:parent-style-name="Text_20_body">
      <style:paragraph-properties fo:margin-top="0in" fo:margin-bottom="0.0402in" style:contextual-spacing="false"/>
      <style:text-properties style:font-name="Ubuntu" fo:language="zxx" fo:country="none" officeooo:paragraph-rsid="005fbcb1" style:language-asian="zxx" style:country-asian="none" style:language-complex="zxx" style:country-complex="none"/>
    </style:style>
    <style:style style:name="P124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125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P127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128" style:family="paragraph" style:parent-style-name="Text_20_body" style:list-style-name="L32">
      <style:paragraph-properties fo:margin-top="0in" fo:margin-bottom="0.1598in" style:contextual-spacing="false"/>
      <style:text-properties fo:language="zxx" fo:country="none" officeooo:paragraph-rsid="002bac5b" style:language-asian="zxx" style:country-asian="none" style:language-complex="zxx" style:country-complex="none"/>
    </style:style>
    <style:style style:name="P129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fo:language="zxx" fo:country="none" officeooo:paragraph-rsid="00421b03" style:language-asian="zxx" style:country-asian="none" style:language-complex="zxx" style:country-complex="none"/>
    </style:style>
    <style:style style:name="P130" style:family="paragraph" style:parent-style-name="Text_20_body">
      <style:paragraph-properties fo:margin-top="0in" fo:margin-bottom="0.1598in" style:contextual-spacing="false"/>
      <style:text-properties fo:language="zxx" fo:country="none" style:language-asian="zxx" style:country-asian="none" style:language-complex="zxx" style:country-complex="none"/>
    </style:style>
    <style:style style:name="P131" style:family="paragraph" style:parent-style-name="Text_20_body">
      <style:paragraph-properties fo:margin-top="0in" fo:margin-bottom="0.1598in" style:contextual-spacing="false"/>
      <style:text-properties fo:language="zxx" fo:country="none" officeooo:paragraph-rsid="003e6785" style:language-asian="zxx" style:country-asian="none" style:language-complex="zxx" style:country-complex="none"/>
    </style:style>
    <style:style style:name="P132" style:family="paragraph" style:parent-style-name="Text_20_body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33" style:family="paragraph" style:parent-style-name="Text_20_body">
      <style:paragraph-properties fo:margin-top="0in" fo:margin-bottom="0.2598in" style:contextual-spacing="false"/>
      <style:text-properties fo:language="zxx" fo:country="none" officeooo:paragraph-rsid="003068f5" style:language-asian="zxx" style:country-asian="none" style:language-complex="zxx" style:country-complex="none"/>
    </style:style>
    <style:style style:name="P134" style:family="paragraph" style:parent-style-name="Text_20_body" style:list-style-name="L33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35" style:family="paragraph" style:parent-style-name="Text_20_body">
      <style:paragraph-properties fo:margin-top="0in" fo:margin-bottom="0.1598in" style:contextual-spacing="false"/>
      <style:text-properties fo:language="zxx" fo:country="none" officeooo:paragraph-rsid="004938e9" style:language-asian="zxx" style:country-asian="none" style:language-complex="zxx" style:country-complex="none"/>
    </style:style>
    <style:style style:name="P136" style:family="paragraph" style:parent-style-name="Text_20_body">
      <style:paragraph-properties fo:margin-top="0in" fo:margin-bottom="0.0402in" style:contextual-spacing="false"/>
      <style:text-properties fo:language="zxx" fo:country="none" officeooo:paragraph-rsid="004ee2e8" style:language-asian="zxx" style:country-asian="none" style:language-complex="zxx" style:country-complex="none"/>
    </style:style>
    <style:style style:name="P137" style:family="paragraph" style:parent-style-name="Text_20_body">
      <style:paragraph-properties fo:margin-top="0in" fo:margin-bottom="0.0402in" style:contextual-spacing="false"/>
      <style:text-properties fo:language="zxx" fo:country="none" officeooo:paragraph-rsid="00508d3e" style:language-asian="zxx" style:country-asian="none" style:language-complex="zxx" style:country-complex="none"/>
    </style:style>
    <style:style style:name="P138" style:family="paragraph" style:parent-style-name="Text_20_body">
      <style:paragraph-properties fo:margin-top="0in" fo:margin-bottom="0.0402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139" style:family="paragraph" style:parent-style-name="Text_20_body">
      <style:paragraph-properties fo:margin-top="0in" fo:margin-bottom="0.0402in" style:contextual-spacing="false"/>
      <style:text-properties fo:language="zxx" fo:country="none" officeooo:paragraph-rsid="005b9106" style:language-asian="zxx" style:country-asian="none" style:language-complex="zxx" style:country-complex="none"/>
    </style:style>
    <style:style style:name="P140" style:family="paragraph" style:parent-style-name="Text_20_body" style:list-style-name="L34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 style:list-style-name="L34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 style:list-style-name="L35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 style:list-style-name="L35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 style:list-style-name="L36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 style:list-style-name="L36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 style:list-style-name="L37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7" style:family="paragraph" style:parent-style-name="Text_20_body" style:list-style-name="L37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 style:list-style-name="L38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 style:list-style-name="L38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 style:list-style-name="L39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 style:list-style-name="L39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3" style:family="paragraph" style:parent-style-name="Text_20_body" style:list-style-name="L40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4" style:family="paragraph" style:parent-style-name="Text_20_body" style:list-style-name="L40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5" style:family="paragraph" style:parent-style-name="Text_20_body" style:list-style-name="L41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 style:list-style-name="L41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 style:list-style-name="L42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 style:list-style-name="L42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4ca4ae" style:font-size-asian="11pt" style:font-size-complex="11pt"/>
    </style:style>
    <style:style style:name="T8" style:family="text">
      <style:text-properties fo:font-size="11pt" officeooo:rsid="00508d3e" style:font-size-asian="11pt" style:font-size-complex="11pt"/>
    </style:style>
    <style:style style:name="T9" style:family="text">
      <style:text-properties fo:font-size="11pt" officeooo:rsid="004d786d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1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officeooo:rsid="00508d3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1" fo:font-size="11pt" fo:language="zxx" fo:country="none" officeooo:rsid="005dbbec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1" fo:font-size="11pt" fo:language="zxx" fo:country="none" officeooo:rsid="005e9e21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" style:family="text">
      <style:text-properties style:font-name="Ubuntu1" fo:font-size="11pt" fo:language="zxx" fo:country="none" fo:font-weight="normal" officeooo:rsid="0056899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8" style:family="text">
      <style:text-properties style:font-name="Ubuntu1" fo:font-size="11pt" fo:language="zxx" fo:country="none" style:text-underline-style="solid" style:text-underline-width="auto" style:text-underline-color="font-color" officeooo:rsid="001e5673" style:font-size-asian="11pt" style:language-asian="zxx" style:country-asian="none" style:font-size-complex="11pt" style:language-complex="zxx" style:country-complex="none"/>
    </style:style>
    <style:style style:name="T29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name-asian="Noto Serif CJK SC" style:font-size-asian="11pt" style:language-asian="zxx" style:country-asian="none" style:font-weight-asian="bold" style:font-name-complex="Noto Sans Devanagari1" style:font-size-complex="11pt" style:language-complex="zxx" style:country-complex="none" style:font-weight-complex="bold"/>
    </style:style>
    <style:style style:name="T30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4938e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2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" style:family="text">
      <style:text-properties style:font-name="Ubuntu1" fo:font-size="11pt" fo:language="zxx" fo:country="none" fo:font-weight="bold" officeooo:rsid="0056899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4" style:family="text">
      <style:text-properties style:font-name="Ubuntu1" fo:font-size="11pt" fo:language="zxx" fo:country="none" fo:font-weight="bold" officeooo:rsid="0058eff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" style:family="text">
      <style:text-properties style:font-name="Ubuntu1" fo:font-size="11pt" style:font-size-asian="11pt" style:font-size-complex="11pt"/>
    </style:style>
    <style:style style:name="T36" style:family="text">
      <style:text-properties style:font-name="Ubuntu1" fo:font-size="11pt" officeooo:rsid="004ca4ae" style:font-size-asian="11pt" style:font-size-complex="11pt"/>
    </style:style>
    <style:style style:name="T37" style:family="text">
      <style:text-properties style:font-name="Ubuntu1" fo:font-size="11pt" officeooo:rsid="00514690" style:font-size-asian="11pt" style:font-size-complex="11pt"/>
    </style:style>
    <style:style style:name="T38" style:family="text">
      <style:text-properties style:font-name="Ubuntu1" fo:font-size="11pt" officeooo:rsid="004d786d" style:font-size-asian="11pt" style:font-size-complex="11pt"/>
    </style:style>
    <style:style style:name="T39" style:family="text">
      <style:text-properties style:font-name="Ubuntu1" fo:font-size="11pt" officeooo:rsid="005dbbec" style:font-size-asian="11pt" style:font-size-complex="11pt"/>
    </style:style>
    <style:style style:name="T40" style:family="text">
      <style:text-properties style:font-name="Ubuntu1" fo:font-size="11pt" officeooo:rsid="002bac5b" style:font-size-asian="11pt" style:font-size-complex="11pt"/>
    </style:style>
    <style:style style:name="T41" style:family="text">
      <style:text-properties style:font-name="Ubuntu1" fo:font-size="11pt" officeooo:rsid="002f1a12" style:font-size-asian="11pt" style:font-size-complex="11pt"/>
    </style:style>
    <style:style style:name="T42" style:family="text">
      <style:text-properties style:font-name="Ubuntu1" fo:font-size="11pt" officeooo:rsid="00418d95" style:font-size-asian="11pt" style:font-size-complex="11pt"/>
    </style:style>
    <style:style style:name="T43" style:family="text">
      <style:text-properties style:font-name="Ubuntu1" fo:font-size="11pt" officeooo:rsid="00421b03" style:font-size-asian="11pt" style:font-size-complex="11pt"/>
    </style:style>
    <style:style style:name="T44" style:family="text">
      <style:text-properties style:font-name="Ubuntu1" fo:font-size="11pt" officeooo:rsid="00369efe" style:font-size-asian="11pt" style:font-size-complex="11pt"/>
    </style:style>
    <style:style style:name="T45" style:family="text">
      <style:text-properties style:font-name="Ubuntu1" fo:font-size="11pt" officeooo:rsid="004ee2e8" style:font-size-asian="11pt" style:font-size-complex="11pt"/>
    </style:style>
    <style:style style:name="T46" style:family="text">
      <style:text-properties style:font-name="Ubuntu1" fo:font-size="11pt" officeooo:rsid="00508d3e" style:font-size-asian="11pt" style:font-size-complex="11pt"/>
    </style:style>
    <style:style style:name="T47" style:family="text">
      <style:text-properties style:font-name="Ubuntu1" fo:font-size="11pt" officeooo:rsid="00568998" style:font-size-asian="11pt" style:font-size-complex="11pt"/>
    </style:style>
    <style:style style:name="T48" style:family="text">
      <style:text-properties style:font-name="Ubuntu1" fo:font-size="11pt" officeooo:rsid="005e9e21" style:font-size-asian="11pt" style:font-size-complex="11pt"/>
    </style:style>
    <style:style style:name="T49" style:family="text">
      <style:text-properties style:font-name="Ubuntu1" fo:font-size="11pt" style:text-underline-style="solid" style:text-underline-width="auto" style:text-underline-color="font-color" style:font-size-asian="11pt" style:font-size-complex="11pt"/>
    </style:style>
    <style:style style:name="T50" style:family="text">
      <style:text-properties style:font-name="Ubuntu1" fo:font-size="11pt" style:text-underline-style="solid" style:text-underline-width="auto" style:text-underline-color="font-color" officeooo:rsid="001e5673" style:font-size-asian="11pt" style:font-size-complex="11pt"/>
    </style:style>
    <style:style style:name="T51" style:family="text">
      <style:text-properties style:font-name="Ubuntu1" fo:font-size="11pt" style:text-underline-style="solid" style:text-underline-width="auto" style:text-underline-color="font-color" fo:font-weight="bold" officeooo:rsid="001e5673" style:font-name-asian="Noto Serif CJK SC" style:font-size-asian="11pt" style:font-weight-asian="bold" style:font-name-complex="Noto Sans Devanagari1" style:font-size-complex="11pt" style:font-weight-complex="bold"/>
    </style:style>
    <style:style style:name="T52" style:family="text">
      <style:text-properties style:font-name="Ubuntu1" fo:font-size="11pt" style:text-underline-style="solid" style:text-underline-width="auto" style:text-underline-color="font-color" fo:font-weight="bold" officeooo:rsid="001e5673" style:font-size-asian="11pt" style:font-weight-asian="bold" style:font-size-complex="11pt" style:font-weight-complex="bold"/>
    </style:style>
    <style:style style:name="T53" style:family="text">
      <style:text-properties style:font-name="Ubuntu1" fo:font-size="11pt" style:text-underline-style="solid" style:text-underline-width="auto" style:text-underline-color="font-color" fo:font-weight="bold" officeooo:rsid="004938e9" style:font-size-asian="11pt" style:font-weight-asian="bold" style:font-size-complex="11pt" style:font-weight-complex="bold"/>
    </style:style>
    <style:style style:name="T54" style:family="text">
      <style:text-properties style:font-name="Ubuntu1" fo:font-size="11pt" style:text-underline-style="none" fo:font-weight="normal" officeooo:rsid="002bac5b" style:font-size-asian="11pt" style:font-weight-asian="normal" style:font-size-complex="11pt" style:font-weight-complex="normal"/>
    </style:style>
    <style:style style:name="T55" style:family="text">
      <style:text-properties style:font-name="Ubuntu1" fo:font-size="11pt" fo:font-weight="normal" style:font-size-asian="11pt" style:font-weight-asian="normal" style:font-size-complex="11pt" style:font-weight-complex="normal"/>
    </style:style>
    <style:style style:name="T56" style:family="text">
      <style:text-properties style:font-name="Ubuntu1" fo:font-size="11pt" fo:font-weight="normal" officeooo:rsid="00568998" style:font-size-asian="11pt" style:font-weight-asian="normal" style:font-size-complex="11pt" style:font-weight-complex="normal"/>
    </style:style>
    <style:style style:name="T57" style:family="text">
      <style:text-properties style:font-name="Ubuntu1" fo:font-size="11pt" fo:font-weight="bold" officeooo:rsid="00568998" style:font-size-asian="11pt" style:font-weight-asian="bold" style:font-size-complex="11pt" style:font-weight-complex="bold"/>
    </style:style>
    <style:style style:name="T58" style:family="text">
      <style:text-properties style:font-name="Ubuntu1" fo:font-size="11pt" fo:font-weight="bold" officeooo:rsid="0058effe" style:font-size-asian="11pt" style:font-weight-asian="bold" style:font-size-complex="11pt" style:font-weight-complex="bold"/>
    </style:style>
    <style:style style:name="T59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60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61" style:family="text">
      <style:text-properties style:font-name="Ubuntu1" officeooo:rsid="001d9326"/>
    </style:style>
    <style:style style:name="T62" style:family="text">
      <style:text-properties style:font-name="Ubuntu1" style:text-underline-style="solid" style:text-underline-width="auto" style:text-underline-color="font-color" officeooo:rsid="001d9326"/>
    </style:style>
    <style:style style:name="T63" style:family="text">
      <style:text-properties officeooo:rsid="002bac5b"/>
    </style:style>
    <style:style style:name="T64" style:family="text">
      <style:text-properties officeooo:rsid="003e2b14"/>
    </style:style>
    <style:style style:name="T65" style:family="text">
      <style:text-properties style:font-name="Ubuntu"/>
    </style:style>
    <style:style style:name="T66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67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68" style:family="text">
      <style:text-properties style:font-name="Ubuntu" fo:font-size="11pt" fo:language="zxx" fo:country="none" officeooo:rsid="004938e9" style:font-size-asian="11pt" style:language-asian="zxx" style:country-asian="none" style:font-size-complex="11pt" style:language-complex="zxx" style:country-complex="none"/>
    </style:style>
    <style:style style:name="T69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70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71" style:family="text">
      <style:text-properties style:font-name="Ubuntu" fo:font-size="11pt" officeooo:rsid="00514690" style:font-size-asian="11pt" style:font-size-complex="11pt"/>
    </style:style>
    <style:style style:name="T72" style:family="text">
      <style:text-properties style:font-name="Ubuntu" fo:font-size="11pt" officeooo:rsid="00369efe" style:font-size-asian="11pt" style:font-size-complex="11pt"/>
    </style:style>
    <style:style style:name="T73" style:family="text">
      <style:text-properties style:font-name="Ubuntu" fo:font-size="11pt" officeooo:rsid="003c4d7e" style:font-size-asian="11pt" style:font-size-complex="11pt"/>
    </style:style>
    <style:style style:name="T74" style:family="text">
      <style:text-properties style:font-name="Ubuntu" fo:font-size="11pt" officeooo:rsid="004938e9" style:font-size-asian="11pt" style:font-size-complex="11pt"/>
    </style:style>
    <style:style style:name="T75" style:family="text">
      <style:text-properties style:font-name="Ubuntu" fo:font-size="11pt" fo:font-weight="normal" officeooo:rsid="003c4d7e" style:font-size-asian="11pt" style:font-weight-asian="normal" style:font-size-complex="11pt" style:font-weight-complex="normal"/>
    </style:style>
    <style:style style:name="T76" style:family="text">
      <style:text-properties style:font-name="Ubuntu" fo:font-size="11pt" fo:font-weight="normal" officeooo:rsid="003ff6a3" style:font-size-asian="11pt" style:font-weight-asian="normal" style:font-size-complex="11pt" style:font-weight-complex="normal"/>
    </style:style>
    <style:style style:name="T77" style:family="text">
      <style:text-properties style:font-name="Ubuntu" fo:language="zxx" fo:country="none" style:language-asian="zxx" style:country-asian="none" style:language-complex="zxx" style:country-complex="none"/>
    </style:style>
    <style:style style:name="T78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79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80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81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82" style:family="text">
      <style:text-properties style:font-name="Ubuntu" officeooo:rsid="003e2b14"/>
    </style:style>
    <style:style style:name="T83" style:family="text">
      <style:text-properties style:font-name="Ubuntu" officeooo:rsid="00440da6"/>
    </style:style>
    <style:style style:name="T84" style:family="text">
      <style:text-properties style:font-name="Ubuntu" officeooo:rsid="0045dcf7"/>
    </style:style>
    <style:style style:name="T85" style:family="text">
      <style:text-properties style:font-name="Ubuntu" officeooo:rsid="003e6785"/>
    </style:style>
    <style:style style:name="T86" style:family="text">
      <style:text-properties officeooo:rsid="003ff6a3"/>
    </style:style>
    <style:style style:name="T87" style:family="text">
      <style:text-properties officeooo:rsid="004b0729"/>
    </style:style>
    <style:style style:name="T88" style:family="text">
      <style:text-properties style:text-underline-style="none" fo:font-weight="normal" style:font-weight-asian="normal" style:font-weight-complex="normal"/>
    </style:style>
    <style:style style:name="T89" style:family="text">
      <style:text-properties fo:color="#c9211e" loext:opacity="100%"/>
    </style:style>
    <style:style style:name="T90" style:family="text">
      <style:text-properties fo:color="#c9211e" loext:opacity="100%" fo:font-weight="bold" style:font-weight-asian="bold" style:font-weight-complex="bold"/>
    </style:style>
    <style:style style:name="T91" style:family="text">
      <style:text-properties fo:color="#c9211e" loext:opacity="100%" fo:font-weight="bold" officeooo:rsid="004d786d" style:font-weight-asian="bold" style:font-weight-complex="bold"/>
    </style:style>
    <style:style style:name="T92" style:family="text">
      <style:text-properties fo:color="#c9211e" loext:opacity="100%" fo:font-weight="bold" officeooo:rsid="004ee2e8" style:font-weight-asian="bold" style:font-weight-complex="bold"/>
    </style:style>
    <style:style style:name="T93" style:family="text">
      <style:text-properties fo:color="#c9211e" loext:opacity="100%" fo:font-weight="bold" officeooo:rsid="00514690" style:font-weight-asian="bold" style:font-weight-complex="bold"/>
    </style:style>
    <style:style style:name="T94" style:family="text">
      <style:text-properties fo:color="#c9211e" loext:opacity="100%" officeooo:rsid="004ee2e8"/>
    </style:style>
    <style:style style:name="T95" style:family="text">
      <style:text-properties fo:color="#c9211e" loext:opacity="100%" style:font-name="Ubuntu1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96" style:family="text">
      <style:text-properties fo:color="#c9211e" loext:opacity="100%" style:font-name="Ubuntu1" fo:font-size="11pt" fo:language="zxx" fo:country="none" officeooo:rsid="00508d3e" style:font-size-asian="11pt" style:language-asian="zxx" style:country-asian="none" style:font-size-complex="11pt" style:language-complex="zxx" style:country-complex="none"/>
    </style:style>
    <style:style style:name="T97" style:family="text">
      <style:text-properties fo:color="#c9211e" loext:opacity="100%"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98" style:family="text">
      <style:text-properties fo:color="#c9211e" loext:opacity="100%"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99" style:family="text">
      <style:text-properties fo:color="#c9211e" loext:opacity="100%" style:font-name="Ubuntu1" fo:font-size="11pt" fo:language="zxx" fo:country="none" fo:font-weight="normal" officeooo:rsid="004ee2e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0" style:family="text">
      <style:text-properties fo:color="#c9211e" loext:opacity="100%" style:font-name="Ubuntu1" fo:font-size="11pt" fo:language="zxx" fo:country="none" fo:font-weight="normal" officeooo:rsid="00508d3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1" style:family="text">
      <style:text-properties fo:color="#c9211e" loext:opacity="100%" style:font-name="Ubuntu1" fo:font-size="11pt" fo:language="zxx" fo:country="none" fo:font-weight="normal" officeooo:rsid="005146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2" style:family="text">
      <style:text-properties fo:color="#c9211e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03" style:family="text">
      <style:text-properties fo:color="#c9211e" loext:opacity="100%" style:font-name="Ubuntu1" fo:font-size="11pt" fo:language="zxx" fo:country="none" fo:font-weight="bold" officeooo:rsid="0056899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04" style:family="text">
      <style:text-properties fo:color="#c9211e" loext:opacity="100%" style:font-name="Ubuntu1" fo:font-size="11pt" officeooo:rsid="00508d3e" style:font-size-asian="11pt" style:font-size-complex="11pt"/>
    </style:style>
    <style:style style:name="T105" style:family="text">
      <style:text-properties fo:color="#c9211e" loext:opacity="100%" style:font-name="Ubuntu1" fo:font-size="11pt" officeooo:rsid="0052ea02" style:font-size-asian="11pt" style:font-size-complex="11pt"/>
    </style:style>
    <style:style style:name="T106" style:family="text">
      <style:text-properties fo:color="#c9211e" loext:opacity="100%" style:font-name="Ubuntu1" fo:font-size="11pt" officeooo:rsid="004ca4ae" style:font-size-asian="11pt" style:font-size-complex="11pt"/>
    </style:style>
    <style:style style:name="T107" style:family="text">
      <style:text-properties fo:color="#c9211e" loext:opacity="100%" style:font-name="Ubuntu1" fo:font-size="11pt" officeooo:rsid="004ee2e8" style:font-size-asian="11pt" style:font-size-complex="11pt"/>
    </style:style>
    <style:style style:name="T108" style:family="text">
      <style:text-properties fo:color="#c9211e" loext:opacity="100%" style:font-name="Ubuntu1" fo:font-size="11pt" officeooo:rsid="00568998" style:font-size-asian="11pt" style:font-size-complex="11pt"/>
    </style:style>
    <style:style style:name="T109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10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111" style:family="text">
      <style:text-properties fo:color="#c9211e" loext:opacity="100%" style:font-name="Ubuntu1" fo:font-size="11pt" fo:font-weight="normal" officeooo:rsid="004ee2e8" style:font-size-asian="11pt" style:font-weight-asian="normal" style:font-size-complex="11pt" style:font-weight-complex="normal"/>
    </style:style>
    <style:style style:name="T112" style:family="text">
      <style:text-properties fo:color="#c9211e" loext:opacity="100%" style:font-name="Ubuntu1" fo:font-size="11pt" fo:font-weight="normal" officeooo:rsid="00508d3e" style:font-size-asian="11pt" style:font-weight-asian="normal" style:font-size-complex="11pt" style:font-weight-complex="normal"/>
    </style:style>
    <style:style style:name="T113" style:family="text">
      <style:text-properties fo:color="#c9211e" loext:opacity="100%" style:font-name="Ubuntu1" fo:font-size="11pt" fo:font-weight="bold" officeooo:rsid="004ee2e8" style:font-size-asian="11pt" style:font-weight-asian="bold" style:font-size-complex="11pt" style:font-weight-complex="bold"/>
    </style:style>
    <style:style style:name="T114" style:family="text">
      <style:text-properties fo:color="#c9211e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15" style:family="text">
      <style:text-properties fo:color="#c9211e" loext:opacity="100%" style:font-name="Ubuntu1" fo:font-size="11pt" fo:font-weight="bold" officeooo:rsid="00568998" style:font-size-asian="11pt" style:font-weight-asian="bold" style:font-size-complex="11pt" style:font-weight-complex="bold"/>
    </style:style>
    <style:style style:name="T116" style:family="text">
      <style:text-properties fo:color="#c9211e" loext:opacity="100%" officeooo:rsid="00514690"/>
    </style:style>
    <style:style style:name="T117" style:family="text">
      <style:text-properties fo:color="#c9211e" loext:opacity="100%" style:font-name="Ubuntu"/>
    </style:style>
    <style:style style:name="T118" style:family="text">
      <style:text-properties fo:color="#c9211e" loext:opacity="100%" style:font-name="Ubuntu" officeooo:rsid="00508d3e"/>
    </style:style>
    <style:style style:name="T119" style:family="text">
      <style:text-properties fo:color="#c9211e" loext:opacity="100%" style:font-name="Ubuntu" fo:font-size="11pt" officeooo:rsid="00514690" style:font-size-asian="11pt" style:font-size-complex="11pt"/>
    </style:style>
    <style:style style:name="T120" style:family="text">
      <style:text-properties fo:color="#c9211e" loext:opacity="100%" style:font-name="Ubuntu" fo:font-size="11pt" officeooo:rsid="0052ea02" style:font-size-asian="11pt" style:font-size-complex="11pt"/>
    </style:style>
    <style:style style:name="T121" style:family="text">
      <style:text-properties fo:color="#c9211e" loext:opacity="100%" officeooo:rsid="004ca4ae"/>
    </style:style>
    <style:style style:name="T122" style:family="text">
      <style:text-properties fo:color="#c9211e" loext:opacity="100%" officeooo:rsid="00508d3e"/>
    </style:style>
    <style:style style:name="T123" style:family="text">
      <style:text-properties fo:color="#c9211e" loext:opacity="100%" fo:font-size="11pt" fo:font-weight="normal" officeooo:rsid="004ee2e8" style:font-size-asian="11pt" style:font-weight-asian="normal" style:font-size-complex="11pt" style:font-weight-complex="normal"/>
    </style:style>
    <style:style style:name="T124" style:family="text">
      <style:text-properties fo:color="#c9211e" loext:opacity="100%" fo:font-size="11pt" fo:font-weight="normal" officeooo:rsid="00508d3e" style:font-size-asian="11pt" style:font-weight-asian="normal" style:font-size-complex="11pt" style:font-weight-complex="normal"/>
    </style:style>
    <style:style style:name="T125" style:family="text">
      <style:text-properties fo:color="#c9211e" loext:opacity="100%" fo:font-size="11pt" officeooo:rsid="00508d3e" style:font-size-asian="11pt" style:font-size-complex="11pt"/>
    </style:style>
    <style:style style:name="T126" style:family="text">
      <style:text-properties officeooo:rsid="004d786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4d786d" style:font-weight-asian="bold" style:font-weight-complex="bold"/>
    </style:style>
    <style:style style:name="T129" style:family="text">
      <style:text-properties fo:font-weight="bold" officeooo:rsid="0058effe" style:font-weight-asian="bold" style:font-weight-complex="bold"/>
    </style:style>
    <style:style style:name="T130" style:family="text">
      <style:text-properties fo:font-weight="bold" officeooo:rsid="0062e969" style:font-weight-asian="bold" style:font-weight-complex="bold"/>
    </style:style>
    <style:style style:name="T131" style:family="text">
      <style:text-properties fo:font-weight="bold" officeooo:rsid="0064c5c7" style:font-weight-asian="bold" style:font-weight-complex="bold"/>
    </style:style>
    <style:style style:name="T132" style:family="text">
      <style:text-properties fo:font-weight="bold" officeooo:rsid="0066b908" style:font-weight-asian="bold" style:font-weight-complex="bold"/>
    </style:style>
    <style:style style:name="T133" style:family="text">
      <style:text-properties officeooo:rsid="004ee2e8"/>
    </style:style>
    <style:style style:name="T134" style:family="text">
      <style:text-properties fo:color="#000000" loext:opacity="100%" fo:font-weight="bold" officeooo:rsid="004d786d" style:font-weight-asian="bold" style:font-weight-complex="bold"/>
    </style:style>
    <style:style style:name="T135" style:family="text">
      <style:text-properties fo:color="#000000" loext:opacity="100%" fo:font-weight="bold" officeooo:rsid="004ee2e8" style:font-weight-asian="bold" style:font-weight-complex="bold"/>
    </style:style>
    <style:style style:name="T136" style:family="text">
      <style:text-properties fo:color="#000000" loext:opacity="100%" fo:font-weight="bold" officeooo:rsid="00508d3e" style:font-weight-asian="bold" style:font-weight-complex="bold"/>
    </style:style>
    <style:style style:name="T137" style:family="text">
      <style:text-properties fo:color="#000000" loext:opacity="100%" fo:font-weight="bold" officeooo:rsid="00514690" style:font-weight-asian="bold" style:font-weight-complex="bold"/>
    </style:style>
    <style:style style:name="T138" style:family="text">
      <style:text-properties fo:color="#000000" loext:opacity="100%" style:font-name="Ubuntu1" fo:font-size="11pt" fo:language="zxx" fo:country="none" fo:font-weight="normal" officeooo:rsid="004ca4a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9" style:family="text">
      <style:text-properties fo:color="#000000" loext:opacity="100%" style:font-name="Ubuntu1" fo:font-size="11pt" fo:language="zxx" fo:country="none" fo:font-weight="normal" officeooo:rsid="005146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0" style:family="text">
      <style:text-properties fo:color="#000000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41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142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43" style:family="text">
      <style:text-properties fo:color="#000000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44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145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146" style:family="text">
      <style:text-properties fo:color="#000000" loext:opacity="100%" style:font-name="Ubuntu" fo:font-size="11pt" officeooo:rsid="0052ea02" style:font-size-asian="11pt" style:font-size-complex="11pt"/>
    </style:style>
    <style:style style:name="T147" style:family="text">
      <style:text-properties fo:color="#000000" loext:opacity="100%" officeooo:rsid="00514690"/>
    </style:style>
    <style:style style:name="T148" style:family="text">
      <style:text-properties fo:color="#000000" loext:opacity="100%" officeooo:rsid="005bc957"/>
    </style:style>
    <style:style style:name="T149" style:family="text">
      <style:text-properties officeooo:rsid="00508d3e"/>
    </style:style>
    <style:style style:name="T150" style:family="text">
      <style:text-properties officeooo:rsid="00514690"/>
    </style:style>
    <style:style style:name="T151" style:family="text">
      <style:text-properties fo:font-variant="normal" fo:text-transform="none" fo:color="#1f1f1f" loext:opacity="100%" style:font-name="Ubuntu" fo:letter-spacing="normal"/>
    </style:style>
    <style:style style:name="T152" style:family="text">
      <style:text-properties style:text-underline-style="solid" style:text-underline-width="auto" style:text-underline-color="font-color" fo:font-weight="bold" officeooo:rsid="001e5673" style:font-weight-asian="bold" style:font-weight-complex="bold"/>
    </style:style>
    <style:style style:name="T153" style:family="text">
      <style:text-properties style:text-underline-style="solid" style:text-underline-width="auto" style:text-underline-color="font-color" fo:font-weight="bold" officeooo:rsid="0056c87e" style:font-weight-asian="bold" style:font-weight-complex="bold"/>
    </style:style>
    <style:style style:name="T154" style:family="text">
      <style:text-properties officeooo:rsid="004938e9"/>
    </style:style>
    <style:style style:name="T155" style:family="text">
      <style:text-properties officeooo:rsid="0056c87e"/>
    </style:style>
    <style:style style:name="T156" style:family="text">
      <style:text-properties officeooo:rsid="0057f5cc"/>
    </style:style>
    <style:style style:name="T157" style:family="text">
      <style:text-properties officeooo:rsid="0058effe"/>
    </style:style>
    <style:style style:name="T158" style:family="text">
      <style:text-properties officeooo:rsid="004ca4ae"/>
    </style:style>
    <style:style style:name="T159" style:family="text">
      <style:text-properties officeooo:rsid="005b9106"/>
    </style:style>
    <style:style style:name="T160" style:family="text">
      <style:text-properties officeooo:rsid="005bc957"/>
    </style:style>
    <style:style style:name="T161" style:family="text">
      <style:text-properties officeooo:rsid="005dbbec"/>
    </style:style>
    <style:style style:name="T162" style:family="text">
      <style:text-properties officeooo:rsid="005e9e21"/>
    </style:style>
    <style:style style:name="T163" style:family="text">
      <style:text-properties officeooo:rsid="0060d1c0"/>
    </style:style>
    <style:style style:name="T164" style:family="text">
      <style:text-properties officeooo:rsid="0062e969"/>
    </style:style>
    <style:style style:name="T165" style:family="text">
      <style:text-properties style:font-name="Ubuntu"/>
    </style:style>
    <style:style style:name="T166" style:family="text">
      <style:text-properties style:font-name="Ubuntu" fo:font-size="11pt" style:font-size-asian="11pt" style:font-size-complex="11pt"/>
    </style:style>
    <style:style style:name="T167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68" style:family="text">
      <style:text-properties officeooo:rsid="0064c5c7"/>
    </style:style>
    <style:style style:name="T169" style:family="text">
      <style:text-properties officeooo:rsid="0066b9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3">Section 1: Beginner Course</text:h>
      <text:p text:style-name="P35"/>
      <text:h text:style-name="P29" text:outline-level="4">Lesson 1 – Greetings</text:h>
      <text:h text:style-name="P30" text:outline-level="4">Greetings and Basic Expressions</text:h>
      <text:list text:style-name="L1">
        <text:list-item>
          <text:p text:style-name="P68"><text:span text:style-name="Strong_20_Emphasis"><text:span text:style-name="T11">Bonjour</text:span></text:span><text:span text:style-name="T11"> - Hello (Good morning / Good afternoon)</text:span></text:p>
          <text:list>
            <text:list-item>
              <text:p text:style-name="P69">[bon-<text:span text:style-name="T3">xġu</text:span>]</text:p>
            </text:list-item>
          </text:list>
        </text:list-item>
        <text:list-item>
          <text:p text:style-name="P68"><text:span text:style-name="Strong_20_Emphasis"><text:span text:style-name="T11">Bonsoir</text:span></text:span><text:span text:style-name="T11"> - Good evening</text:span></text:p>
          <text:list>
            <text:list-item>
              <text:p text:style-name="P69">[bon swa]</text:p>
            </text:list-item>
          </text:list>
        </text:list-item>
        <text:list-item>
          <text:p text:style-name="P68"><text:span text:style-name="Strong_20_Emphasis"><text:span text:style-name="T11">Bonne nuit</text:span></text:span><text:span text:style-name="T11"> - Goodnight</text:span></text:p>
          <text:list>
            <text:list-item>
              <text:p text:style-name="P69">[bonn wi]</text:p>
            </text:list-item>
          </text:list>
        </text:list-item>
        <text:list-item>
          <text:p text:style-name="P68"><text:span text:style-name="Strong_20_Emphasis"><text:span text:style-name="T11">Soir</text:span></text:span><text:span text:style-name="T11"> - Evening</text:span></text:p>
          <text:list>
            <text:list-item>
              <text:p text:style-name="P69">[swa]</text:p>
            </text:list-item>
          </text:list>
        </text:list-item>
      </text:list>
      <text:h text:style-name="P5" text:outline-level="4"/>
      <text:h text:style-name="P30" text:outline-level="4">Introductions</text:h>
      <text:list text:style-name="L2">
        <text:list-item>
          <text:p text:style-name="P90"><text:span text:style-name="Strong_20_Emphasis"><text:span text:style-name="T11">Je m’appelle Christophe.</text:span></text:span><text:span text:style-name="T11"> - I call myself Christopher.</text:span></text:p>
          <text:list>
            <text:list-item>
              <text:p text:style-name="P70">[<text:span text:style-name="T3">xġ</text:span> mah-pel Kristof]</text:p>
            </text:list-item>
          </text:list>
        </text:list-item>
        <text:list-item>
          <text:p text:style-name="P90"><text:span text:style-name="Strong_20_Emphasis"><text:span text:style-name="T11">Comment t’appelles-tu?</text:span></text:span><text:span text:style-name="T11"> - How do you call yourself?</text:span></text:p>
          <text:list>
            <text:list-item>
              <text:p text:style-name="P70">[Kom-mon tah-pel too?]</text:p>
            </text:list-item>
          </text:list>
        </text:list-item>
        <text:list-item>
          <text:p text:style-name="P90"><text:span text:style-name="Strong_20_Emphasis"><text:span text:style-name="T11">Enchanté</text:span></text:span><text:span text:style-name="T11"> (if male) / </text:span><text:span text:style-name="Strong_20_Emphasis"><text:span text:style-name="T11">Enchantée</text:span></text:span><text:span text:style-name="T11"> (if female) - Delighted / Nice to meet you</text:span></text:p>
          <text:list>
            <text:list-item>
              <text:p text:style-name="P70">[on-shan-t<text:span text:style-name="T3">e</text:span>]</text:p>
            </text:list-item>
          </text:list>
        </text:list-item>
      </text:list>
      <text:h text:style-name="P30" text:outline-level="4"/>
      <text:h text:style-name="P30" text:outline-level="4">Conversations</text:h>
      <text:list text:style-name="L3">
        <text:list-item>
          <text:p text:style-name="P91"><text:span text:style-name="Strong_20_Emphasis"><text:span text:style-name="T11">Comment vas-tu?</text:span></text:span><text:span text:style-name="T11"> - How are you?</text:span></text:p>
          <text:list>
            <text:list-item>
              <text:p text:style-name="P71">[kom-mon va too?]</text:p>
            </text:list-item>
          </text:list>
        </text:list-item>
        <text:list-item>
          <text:p text:style-name="P91"><text:span text:style-name="Strong_20_Emphasis"><text:span text:style-name="T11">Je vais très bien.</text:span></text:span><text:span text:style-name="T11"> - I am very well.</text:span></text:p>
          <text:list>
            <text:list-item>
              <text:p text:style-name="P71">[ <text:span text:style-name="T3">xġ</text:span> v<text:span text:style-name="T1">ee</text:span> tr<text:span text:style-name="T161">e</text:span> b<text:span text:style-name="T161">j</text:span>a ]</text:p>
            </text:list-item>
          </text:list>
        </text:list-item>
        <text:list-item>
          <text:p text:style-name="P91"><text:span text:style-name="Strong_20_Emphasis"><text:span text:style-name="T11">Et toi?</text:span></text:span><text:span text:style-name="T11"> - And you?</text:span></text:p>
          <text:list>
            <text:list-item>
              <text:p text:style-name="P71">[<text:span text:style-name="T3">e</text:span> twa?]</text:p>
              <text:p text:style-name="P71"/>
            </text:list-item>
          </text:list>
        </text:list-item>
      </text:list>
      <text:h text:style-name="P30" text:outline-level="4"><text:soft-page-break/>Common Verbs</text:h>
      <text:list text:style-name="L4">
        <text:list-item>
          <text:p text:style-name="P92"><text:span text:style-name="Strong_20_Emphasis"><text:span text:style-name="T11">Vas</text:span></text:span><text:span text:style-name="T11"> - Go</text:span></text:p>
          <text:list>
            <text:list-item>
              <text:p text:style-name="P72">[va]</text:p>
            </text:list-item>
          </text:list>
        </text:list-item>
      </text:list>
      <text:h text:style-name="P5" text:outline-level="4"/>
      <text:h text:style-name="P30" text:outline-level="4">Farewells</text:h>
      <text:list text:style-name="L5">
        <text:list-item>
          <text:p text:style-name="P93"><text:span text:style-name="Strong_20_Emphasis"><text:span text:style-name="T11">Au revoir</text:span></text:span><text:span text:style-name="T11"> - Goodbye</text:span></text:p>
          <text:list>
            <text:list-item>
              <text:p text:style-name="P73">[o re-vwar]</text:p>
            </text:list-item>
          </text:list>
        </text:list-item>
        <text:list-item>
          <text:p text:style-name="P93"><text:span text:style-name="Strong_20_Emphasis"><text:span text:style-name="T11">À bientôt</text:span></text:span><text:span text:style-name="T11"> - See you soon</text:span></text:p>
          <text:list>
            <text:list-item>
              <text:p text:style-name="P73">[a b<text:span text:style-name="T161">j</text:span>a-to]</text:p>
            </text:list-item>
          </text:list>
        </text:list-item>
        <text:list-item>
          <text:p text:style-name="P93"><text:span text:style-name="Strong_20_Emphasis"><text:span text:style-name="T11">Tôt</text:span></text:span><text:span text:style-name="T11"> - Early</text:span></text:p>
          <text:list>
            <text:list-item>
              <text:p text:style-name="P73">[to]</text:p>
            </text:list-item>
          </text:list>
        </text:list-item>
      </text:list>
      <text:h text:style-name="P30" text:outline-level="4"/>
      <text:h text:style-name="P30" text:outline-level="4">Sample Conversations</text:h>
      <text:list text:style-name="L6">
        <text:list-item>
          <text:p text:style-name="P94"><text:span text:style-name="Strong_20_Emphasis"><text:span text:style-name="T11">Bonjour!</text:span></text:span><text:span text:style-name="T11"><text:line-break/></text:span><text:span text:style-name="Strong_20_Emphasis"><text:span text:style-name="T11">Bonjour!</text:span></text:span><text:span text:style-name="T11"><text:line-break/></text:span><text:span text:style-name="Strong_20_Emphasis"><text:span text:style-name="T11">Comment t'appelles-tu?</text:span></text:span><text:span text:style-name="T11"><text:line-break/></text:span><text:span text:style-name="Strong_20_Emphasis"><text:span text:style-name="T11">Je m'appelle Christophe.</text:span></text:span><text:span text:style-name="T11"><text:line-break/></text:span><text:span text:style-name="Strong_20_Emphasis"><text:span text:style-name="T11">Comment t'appelles-tu?</text:span></text:span><text:span text:style-name="T11"><text:line-break/></text:span><text:span text:style-name="Strong_20_Emphasis"><text:span text:style-name="T11">Je m'appelle Clara. Enchantée.</text:span></text:span></text:p>
        </text:list-item>
        <text:list-item>
          <text:p text:style-name="P94"><text:span text:style-name="Strong_20_Emphasis"><text:span text:style-name="T11">Bonsoir!</text:span></text:span><text:span text:style-name="T11"><text:line-break/></text:span><text:span text:style-name="Strong_20_Emphasis"><text:span text:style-name="T11">Bonsoir!</text:span></text:span><text:span text:style-name="T11"><text:line-break/></text:span><text:span text:style-name="Strong_20_Emphasis"><text:span text:style-name="T11">Comment vas-tu?</text:span></text:span><text:span text:style-name="T11"><text:line-break/></text:span><text:span text:style-name="Strong_20_Emphasis"><text:span text:style-name="T11">Je vais très bien, et toi?</text:span></text:span><text:span text:style-name="T11"><text:line-break/></text:span><text:span text:style-name="Strong_20_Emphasis"><text:span text:style-name="T11">Je vais très bien, merci!</text:span></text:span></text:p>
        </text:list-item>
      </text:list>
      <text:h text:style-name="P30" text:outline-level="4"/>
      <text:h text:style-name="P30" text:outline-level="4">Additional Vocabulary</text:h>
      <text:list text:style-name="L7">
        <text:list-item>
          <text:p text:style-name="P95"><text:span text:style-name="Strong_20_Emphasis"><text:span text:style-name="T11">Entraînement</text:span></text:span><text:span text:style-name="T11"> - Training</text:span></text:p>
          <text:list>
            <text:list-item>
              <text:p text:style-name="P74">[ on-tr<text:span text:style-name="T3">e</text:span>n-mo ]</text:p>
            </text:list-item>
          </text:list>
        </text:list-item>
      </text:list>
      <text:h text:style-name="P30" text:outline-level="4"/>
      <text:h text:style-name="P30" text:outline-level="4">French Phonology</text:h>
      <text:list text:style-name="L8">
        <text:list-item>
          <text:p text:style-name="P75">'en' sounds as 'on'</text:p>
        </text:list-item>
        <text:list-item>
          <text:p text:style-name="P75">'oi' sounds as 'wa'</text:p>
        </text:list-item>
        <text:list-item>
          <text:p text:style-name="P75">'ai' sounds as '<text:span text:style-name="T1">ee</text:span>'</text:p>
        </text:list-item>
      </text:list>
      <text:p text:style-name="P1"><text:span text:style-name="Strong_20_Emphasis"><text:span text:style-name="T59"/></text:span></text:p>
      <text:p text:style-name="P1"><text:span text:style-name="Strong_20_Emphasis"><text:span text:style-name="T59"/></text:span></text:p>
      <text:p text:style-name="P1"><text:soft-page-break/><text:span text:style-name="Strong_20_Emphasis"><text:span text:style-name="T60">Review</text:span></text:span></text:p>
      <text:p text:style-name="P6">Bonjour. </text:p>
      <text:p text:style-name="P6">Je m'appelle Christophe. </text:p>
      <text:p text:style-name="P6">Comment t'appelles-tu ? </text:p>
      <text:p text:style-name="P6">Enchanté. </text:p>
      <text:p text:style-name="P6">Bonjour. </text:p>
      <text:p text:style-name="P6">Bonsoir. </text:p>
      <text:p text:style-name="P6">Bonne nuit. </text:p>
      <text:p text:style-name="P6">Comment vas-tu ? </text:p>
      <text:p text:style-name="P6">Je vais très bien. </text:p>
      <text:p text:style-name="P6">Et toi ? </text:p>
      <text:p text:style-name="P6">Au revoir. </text:p>
      <text:p text:style-name="P6">À bientôt.</text:p>
      <text:p text:style-name="P7">Merci.</text:p>
      <text:p text:style-name="P7"/>
      <text:p text:style-name="P10">________________________________________________________________________________________________</text:p>
      <text:p text:style-name="P8"/>
      <text:h text:style-name="P31" text:outline-level="4">Lesson 2 – Manners</text:h>
      <text:p text:style-name="P2"><text:span text:style-name="Strong_20_Emphasis"><text:span text:style-name="T27">La Politesse <text:s/>(Politeness)</text:span></text:span></text:p>
      <text:p text:style-name="P41"><text:span text:style-name="Strong_20_Emphasis"><text:span text:style-name="T32">[Polites]</text:span></text:span></text:p>
      <text:p text:style-name="P2"><text:span text:style-name="Strong_20_Emphasis"><text:span text:style-name="T11">Basic Politeness</text:span></text:span></text:p>
      <text:list text:style-name="L9">
        <text:list-item>
          <text:p text:style-name="P96"><text:span text:style-name="Strong_20_Emphasis"><text:span text:style-name="T11">S'il te plaît</text:span></text:span><text:span text:style-name="T11"> - Please (informal, one person)</text:span></text:p>
          <text:list>
            <text:list-item>
              <text:p text:style-name="P76">[sil tu ple]</text:p>
            </text:list-item>
          </text:list>
        </text:list-item>
        <text:list-item>
          <text:p text:style-name="P97"><text:span text:style-name="Strong_20_Emphasis"><text:span text:style-name="T11">S'il vous plaît</text:span></text:span><text:span text:style-name="T11"> - Please (formal, or addressing a group)</text:span></text:p>
          <text:list>
            <text:list-item>
              <text:p text:style-name="P76">[sil vu ple]</text:p>
            </text:list-item>
          </text:list>
        </text:list-item>
        <text:list-item>
          <text:p text:style-name="P97"><text:span text:style-name="Strong_20_Emphasis"><text:span text:style-name="T11">te <text:tab/></text:span></text:span><text:span text:style-name="Strong_20_Emphasis"><text:span text:style-name="T25">-&gt;</text:span></text:span><text:span text:style-name="Strong_20_Emphasis"><text:span text:style-name="T11"> </text:span></text:span><text:span text:style-name="Strong_20_Emphasis"><text:span text:style-name="T25">one person</text:span></text:span></text:p>
        </text:list-item>
      </text:list>
      <text:list text:style-name="L10">
        <text:list-item>
          <text:p text:style-name="P88"><text:span text:style-name="T10">vous</text:span><text:span text:style-name="T6"> <text:tab/>-&gt; a group of at least two people, or to be more formal</text:span></text:p>
        </text:list-item>
      </text:list>
      <text:p text:style-name="P2"><text:span text:style-name="Strong_20_Emphasis"><text:span text:style-name="T11"/></text:span></text:p>
      <text:p text:style-name="P2"><text:span text:style-name="Strong_20_Emphasis"><text:span text:style-name="T11">Expressions of Gratitude</text:span></text:span></text:p>
      <text:list text:style-name="L11">
        <text:list-item>
          <text:p text:style-name="P98"><text:span text:style-name="Strong_20_Emphasis"><text:span text:style-name="T11">Merci</text:span></text:span><text:span text:style-name="T11"> - Thanks</text:span></text:p>
          <text:list>
            <text:list-item>
              <text:p text:style-name="P78">[mersi]</text:p>
            </text:list-item>
          </text:list>
        </text:list-item>
        <text:list-item>
          <text:p text:style-name="P98"><text:span text:style-name="Strong_20_Emphasis"><text:span text:style-name="T11">Merci beaucoup</text:span></text:span><text:span text:style-name="T11"> - Thanks a lot</text:span></text:p>
          <text:list>
            <text:list-item>
              <text:p text:style-name="P78">[mersi boku]</text:p>
            </text:list-item>
          </text:list>
        </text:list-item>
      </text:list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2"><text:soft-page-break/><text:span text:style-name="Strong_20_Emphasis"><text:span text:style-name="T11">Responses to Thanks</text:span></text:span></text:p>
      <text:list text:style-name="L12">
        <text:list-item>
          <text:p text:style-name="P99"><text:span text:style-name="Strong_20_Emphasis"><text:span text:style-name="T11">De rien</text:span></text:span><text:span text:style-name="T11"> - You're welcome / It was nothing</text:span></text:p>
          <text:list>
            <text:list-item>
              <text:p text:style-name="P79">[d r<text:span text:style-name="T2">j</text:span>a]</text:p>
              <text:p text:style-name="P79"/>
            </text:list-item>
          </text:list>
        </text:list-item>
      </text:list>
      <text:p text:style-name="P2"><text:span text:style-name="Strong_20_Emphasis"><text:span text:style-name="T11">Apologies</text:span></text:span></text:p>
      <text:list text:style-name="L13">
        <text:list-item>
          <text:p text:style-name="P100"><text:span text:style-name="Strong_20_Emphasis"><text:span text:style-name="T11">Pardon</text:span></text:span><text:span text:style-name="T11"> - <text:s/></text:span><text:span text:style-name="T23"><text:s/></text:span><text:span text:style-name="T11">Sorry (for minor things, like bumping into someone)</text:span></text:p>
          <text:list>
            <text:list-item>
              <text:p text:style-name="P80">[pardo]</text:p>
            </text:list-item>
          </text:list>
        </text:list-item>
        <text:list-item>
          <text:p text:style-name="P100"><text:span text:style-name="Strong_20_Emphasis"><text:span text:style-name="T11">Je suis désolée</text:span></text:span><text:span text:style-name="T11"> (if female) / </text:span><text:span text:style-name="Strong_20_Emphasis"><text:span text:style-name="T11">Je suis désolé</text:span></text:span><text:span text:style-name="T11"> (if male) - I'm sorry (feeling guilty)</text:span></text:p>
          <text:list>
            <text:list-item>
              <text:p text:style-name="P81">[ <text:span text:style-name="T63">xġi</text:span> s<text:span text:style-name="T63">wi</text:span> de-<text:span text:style-name="T161">ż</text:span>o-l<text:span text:style-name="T63">e </text:span>]</text:p>
            </text:list-item>
          </text:list>
        </text:list-item>
        <text:list-item>
          <text:p text:style-name="P101"><text:span text:style-name="Strong_20_Emphasis"><text:span text:style-name="T11">Excuse-moi</text:span></text:span><text:span text:style-name="T11"> - Excuse me (informal, one person)</text:span></text:p>
          <text:list>
            <text:list-item>
              <text:p text:style-name="P77">[Exqus mwa]</text:p>
            </text:list-item>
          </text:list>
        </text:list-item>
        <text:list-item>
          <text:p text:style-name="P100"><text:span text:style-name="Strong_20_Emphasis"><text:span text:style-name="T11">Excusez-moi</text:span></text:span><text:span text:style-name="T11"> - Excuse me (formal, or addressing a group)</text:span></text:p>
          <text:list>
            <text:list-item>
              <text:p text:style-name="P77">[Exqu-że mwa]</text:p>
            </text:list-item>
          </text:list>
        </text:list-item>
        <text:list-item>
          <text:p text:style-name="P100"><text:span text:style-name="Strong_20_Emphasis"><text:span text:style-name="T11">Navrée</text:span></text:span><text:span text:style-name="T11"> (if female) / </text:span><text:span text:style-name="Strong_20_Emphasis"><text:span text:style-name="T11">Navré</text:span></text:span><text:span text:style-name="T11"> (if male) - I'm sorry (in sad situations)</text:span></text:p>
          <text:list>
            <text:list-item>
              <text:p text:style-name="P81">[nav-r<text:span text:style-name="T2">ee</text:span>]</text:p>
            </text:list-item>
          </text:list>
        </text:list-item>
        <text:list-item>
          <text:p text:style-name="P100"><text:span text:style-name="Strong_20_Emphasis"><text:span text:style-name="T11">Mes excuses</text:span></text:span><text:span text:style-name="T11"> - My apologies</text:span></text:p>
          <text:list>
            <text:list-item>
              <text:p text:style-name="P81">[m<text:span text:style-name="T2">ee</text:span> <text:span text:style-name="T2">ż</text:span><text:span text:style-name="T161">_</text:span>ex-ku<text:span text:style-name="T63">ż</text:span>]</text:p>
            </text:list-item>
          </text:list>
        </text:list-item>
      </text:list>
      <text:p text:style-name="P2"><text:span text:style-name="Strong_20_Emphasis"><text:span text:style-name="T11">Vocabulary Words</text:span></text:span></text:p>
      <text:list text:style-name="L14">
        <text:list-item>
          <text:p text:style-name="P102"><text:span text:style-name="Strong_20_Emphasis"><text:span text:style-name="T11">Café</text:span></text:span><text:span text:style-name="T11"> - Coffee</text:span></text:p>
          <text:list>
            <text:list-item>
              <text:p text:style-name="P82">[ka-f<text:span text:style-name="T63">e</text:span>]</text:p>
            </text:list-item>
          </text:list>
        </text:list-item>
        <text:list-item>
          <text:p text:style-name="P102"><text:span text:style-name="Strong_20_Emphasis"><text:span text:style-name="T11">Eau</text:span></text:span><text:span text:style-name="T11"> - Water</text:span></text:p>
          <text:list>
            <text:list-item>
              <text:p text:style-name="P82">[oh]</text:p>
            </text:list-item>
          </text:list>
        </text:list-item>
        <text:list-item>
          <text:p text:style-name="P102"><text:span text:style-name="Strong_20_Emphasis"><text:span text:style-name="T11">Bière</text:span></text:span><text:span text:style-name="T11"> - Beer</text:span></text:p>
          <text:list>
            <text:list-item>
              <text:p text:style-name="P82">[b<text:span text:style-name="T63">je-r</text:span>r]</text:p>
            </text:list-item>
          </text:list>
        </text:list-item>
      </text:list>
      <text:p text:style-name="P2"><text:span text:style-name="Strong_20_Emphasis"><text:span text:style-name="T11">Requests</text:span></text:span></text:p>
      <text:list text:style-name="L15">
        <text:list-item>
          <text:p text:style-name="P103"><text:span text:style-name="Strong_20_Emphasis"><text:span text:style-name="T11">Puis-je avoir...?</text:span></text:span><text:span text:style-name="T11"> - Can I have...? / May I have...?</text:span></text:p>
          <text:list>
            <text:list-item>
              <text:p text:style-name="P83">[ pw<text:span text:style-name="T63">i</text:span> <text:span text:style-name="T63">xġa</text:span>- vwa ]</text:p>
            </text:list-item>
          </text:list>
        </text:list-item>
      </text:list>
      <text:p text:style-name="P2"><text:span text:style-name="Strong_20_Emphasis"><text:span text:style-name="T11">French Phonology</text:span></text:span></text:p>
      <text:list text:style-name="L16">
        <text:list-item>
          <text:p text:style-name="P104"><text:span text:style-name="Strong_20_Emphasis"><text:span text:style-name="T11">'eau'</text:span></text:span><text:span text:style-name="T11"> sounds as 'oo'</text:span></text:p>
        </text:list-item>
        <text:list-item>
          <text:p text:style-name="P104"><text:span text:style-name="Strong_20_Emphasis"><text:span text:style-name="T11">'ou'</text:span></text:span><text:span text:style-name="T11"> sounds as 'uu'</text:span></text:p>
        </text:list-item>
      </text:list>
      <text:p text:style-name="P2"><text:soft-page-break/><text:span text:style-name="Strong_20_Emphasis"><text:span text:style-name="T11"/></text:span></text:p>
      <text:p text:style-name="P2"><text:span text:style-name="Strong_20_Emphasis"><text:span text:style-name="T11">Exercises</text:span></text:span></text:p>
      <text:list text:style-name="L17">
        <text:list-item>
          <text:p text:style-name="P105"><text:span text:style-name="Strong_20_Emphasis"><text:span text:style-name="T11">Scenario Practice</text:span></text:span></text:p>
          <text:list>
            <text:list-item>
              <text:p text:style-name="P105"><text:span text:style-name="Strong_20_Emphasis"><text:span text:style-name="T11">In a store, you accidentally nudge someone.</text:span></text:span><text:span text:style-name="T11"> Say: "Pardon" or "Excusez-moi."</text:span></text:p>
            </text:list-item>
            <text:list-item>
              <text:p text:style-name="P105"><text:span text:style-name="Strong_20_Emphasis"><text:span text:style-name="T11">In a restaurant needing the waiter's attention for more water.</text:span></text:span><text:span text:style-name="T11"> Say: "Excusez-moi."</text:span></text:p>
            </text:list-item>
            <text:list-item>
              <text:p text:style-name="P105"><text:span text:style-name="Strong_20_Emphasis"><text:span text:style-name="T11">You ate your roommate’s last cookie unknowingly.</text:span></text:span><text:span text:style-name="T11"> Say: "Je suis désolé(e)."</text:span></text:p>
            </text:list-item>
          </text:list>
        </text:list-item>
      </text:list>
      <text:p text:style-name="P9"/>
      <text:p text:style-name="P2"><text:span text:style-name="Strong_20_Emphasis"><text:span text:style-name="T27">Dialogue Writing</text:span></text:span><text:span text:style-name="T11"> <text:s/></text:span></text:p>
      <text:p text:style-name="P2"><text:span text:style-name="Strong_20_Emphasis"><text:span text:style-name="T11">Customer</text:span></text:span><text:span text:style-name="T11">: Bonjour!<text:line-break/></text:span><text:span text:style-name="Strong_20_Emphasis"><text:span text:style-name="T11">Shopkeeper</text:span></text:span><text:span text:style-name="T11">: Bonjour!</text:span></text:p>
      <text:p text:style-name="P2"><text:span text:style-name="Strong_20_Emphasis"><text:span text:style-name="T11">Customer</text:span></text:span><text:span text:style-name="T11">: Un café et une eau, s'il vous plaît.<text:line-break/></text:span><text:span text:style-name="Strong_20_Emphasis"><text:span text:style-name="T11">Shopkeeper</text:span></text:span><text:span text:style-name="T11">: Voilà votre café et votre eau.</text:span></text:p>
      <text:p text:style-name="P2"><text:span text:style-name="Strong_20_Emphasis"><text:span text:style-name="T11">Customer</text:span></text:span><text:span text:style-name="T11">: Merci.<text:line-break/></text:span><text:span text:style-name="Strong_20_Emphasis"><text:span text:style-name="T11">Shopkeeper</text:span></text:span><text:span text:style-name="T11">: De rien.</text:span></text:p>
      <text:p text:style-name="P3"><text:span text:style-name="Strong_20_Emphasis"><text:span text:style-name="T11">Customer</text:span></text:span><text:span text:style-name="T11">: Au revoir!<text:line-break/></text:span><text:span text:style-name="Strong_20_Emphasis"><text:span text:style-name="T11">Shopkeeper</text:span></text:span><text:span text:style-name="T11">: Au revoir!</text:span></text:p>
      <text:p text:style-name="P89"><text:span text:style-name="T6"/></text:p>
      <text:p text:style-name="P89"><text:span text:style-name="T6"/></text:p>
      <text:p text:style-name="P36">Review:</text:p>
      <text:p text:style-name="P42"><text:span text:style-name="Strong_20_Emphasis"><text:span text:style-name="T25">S'il te plaît.</text:span></text:span></text:p>
      <text:p text:style-name="P42"><text:span text:style-name="Strong_20_Emphasis"><text:span text:style-name="T25">S'il vous plaît.</text:span></text:span></text:p>
      <text:p text:style-name="P42"><text:span text:style-name="Strong_20_Emphasis"><text:span text:style-name="T25">Merci.</text:span></text:span></text:p>
      <text:p text:style-name="P42"><text:span text:style-name="Strong_20_Emphasis"><text:span text:style-name="T25">Merci beaucoup.</text:span></text:span></text:p>
      <text:p text:style-name="P42"><text:span text:style-name="Strong_20_Emphasis"><text:span text:style-name="T25">De rien.</text:span></text:span></text:p>
      <text:p text:style-name="P42"><text:span text:style-name="Strong_20_Emphasis"><text:span text:style-name="T25">Pardon.</text:span></text:span></text:p>
      <text:p text:style-name="P42"><text:span text:style-name="Strong_20_Emphasis"><text:span text:style-name="T25">Je suis désolé(e).</text:span></text:span></text:p>
      <text:p text:style-name="P42"><text:span text:style-name="Strong_20_Emphasis"><text:span text:style-name="T25">Excuse-moi.</text:span></text:span></text:p>
      <text:p text:style-name="P42"><text:span text:style-name="Strong_20_Emphasis"><text:span text:style-name="T25">Excusez-moi.</text:span></text:span></text:p>
      <text:p text:style-name="P42"><text:span text:style-name="Strong_20_Emphasis"><text:span text:style-name="T25">Navré(e).</text:span></text:span></text:p>
      <text:p text:style-name="P42"><text:span text:style-name="Strong_20_Emphasis"><text:span text:style-name="T25">Mes excuses.</text:span></text:span></text:p>
      <text:p text:style-name="P42"><text:span text:style-name="Strong_20_Emphasis"><text:span text:style-name="T25">Café.</text:span></text:span></text:p>
      <text:p text:style-name="P42"><text:span text:style-name="Strong_20_Emphasis"><text:span text:style-name="T25">Eau.</text:span></text:span></text:p>
      <text:p text:style-name="P42"><text:span text:style-name="Strong_20_Emphasis"><text:span text:style-name="T25">Bière.</text:span></text:span></text:p>
      <text:p text:style-name="P42"><text:span text:style-name="Strong_20_Emphasis"><text:span text:style-name="T25">Puis-je avoir...?</text:span></text:span></text:p>
      <text:p text:style-name="P4"><text:span text:style-name="Strong_20_Emphasis"><text:span text:style-name="T11"/></text:span></text:p>
      <text:p text:style-name="P10">________________________________________________________________________________________________</text:p>
      <text:h text:style-name="P55" text:outline-level="4"><text:soft-page-break/><text:span text:style-name="T50">Les</text:span><text:span text:style-name="T51">son 5 – Food</text:span></text:h>
      <text:h text:style-name="P45" text:outline-level="4">Foods and Ingredients</text:h>
      <text:list text:style-name="L18">
        <text:list-item>
          <text:p text:style-name="P106"><text:span text:style-name="Strong_20_Emphasis"><text:span text:style-name="T13">la nourriture</text:span></text:span><text:span text:style-name="T13"> <text:tab/><text:tab/>[la nu-ri-tu]: the food</text:span></text:p>
        </text:list-item>
      </text:list>
      <text:list text:style-name="L19">
        <text:list-item>
          <text:p text:style-name="P107"><text:span text:style-name="Strong_20_Emphasis"><text:span text:style-name="T14">du riz</text:span></text:span><text:span text:style-name="T14"> <text:tab/><text:tab/><text:tab/>[ du r</text:span><text:span text:style-name="T15">i </text:span><text:span text:style-name="T14">]: some rice</text:span></text:p>
        </text:list-item>
      </text:list>
      <text:list text:style-name="L20">
        <text:list-item>
          <text:p text:style-name="P108"><text:span text:style-name="Strong_20_Emphasis"><text:span text:style-name="T14">un œuf</text:span></text:span><text:span text:style-name="T14"> <text:tab/><text:tab/>[ </text:span><text:span text:style-name="T15">qa n_e</text:span><text:span text:style-name="T14">f ]: an egg</text:span></text:p>
        </text:list-item>
      </text:list>
      <text:list text:style-name="L21">
        <text:list-item>
          <text:p text:style-name="P109"><text:span text:style-name="Strong_20_Emphasis"><text:span text:style-name="T14">la viande</text:span></text:span><text:span text:style-name="T14"> <text:tab/><text:tab/>[ la vy</text:span><text:span text:style-name="T15">o</text:span><text:span text:style-name="T14">n-d ]: the meat</text:span></text:p>
        </text:list-item>
      </text:list>
      <text:list text:style-name="L22">
        <text:list-item>
          <text:p text:style-name="P110"><text:span text:style-name="Strong_20_Emphasis"><text:span text:style-name="T14">du porc</text:span></text:span><text:span text:style-name="T14"> <text:tab/><text:tab/>[ du po</text:span><text:span text:style-name="T15">r </text:span><text:span text:style-name="T14">]: some pork</text:span></text:p>
        </text:list-item>
      </text:list>
      <text:list text:style-name="L23">
        <text:list-item>
          <text:p text:style-name="P111"><text:span text:style-name="Strong_20_Emphasis"><text:span text:style-name="T14">du poulet</text:span></text:span><text:span text:style-name="T14"> <text:tab/><text:tab/>[ du p</text:span><text:span text:style-name="T15">u</text:span><text:span text:style-name="T14">-l</text:span><text:span text:style-name="T15">e </text:span><text:span text:style-name="T14">]: some chicken</text:span></text:p>
        </text:list-item>
      </text:list>
      <text:list text:style-name="L24">
        <text:list-item>
          <text:p text:style-name="P112"><text:span text:style-name="Strong_20_Emphasis"><text:span text:style-name="T14">du bœuf</text:span></text:span><text:span text:style-name="T14"> <text:tab/><text:tab/>[ du b</text:span><text:span text:style-name="T15">qe</text:span><text:span text:style-name="T14">f ]: some beef</text:span></text:p>
        </text:list-item>
      </text:list>
      <text:list text:style-name="L25">
        <text:list-item>
          <text:p text:style-name="P113"><text:span text:style-name="Strong_20_Emphasis"><text:span text:style-name="T14">du poisson</text:span></text:span><text:span text:style-name="T14"> <text:tab/><text:tab/>[ du pwa-son ]: some fish</text:span></text:p>
        </text:list-item>
      </text:list>
      <text:list text:style-name="L26">
        <text:list-item>
          <text:p text:style-name="P114"><text:span text:style-name="Strong_20_Emphasis"><text:span text:style-name="T14">des légumes</text:span></text:span><text:span text:style-name="T14"> <text:tab/><text:tab/>[ d</text:span><text:span text:style-name="T15">e</text:span><text:span text:style-name="T14"> l</text:span><text:span text:style-name="T15">ee</text:span><text:span text:style-name="T14">-gum ]: some vegetables</text:span></text:p>
        </text:list-item>
      </text:list>
      <text:list text:style-name="L27">
        <text:list-item>
          <text:p text:style-name="P115"><text:span text:style-name="Strong_20_Emphasis"><text:span text:style-name="T14">la laitue</text:span></text:span><text:span text:style-name="T14"> <text:tab/><text:tab/>[ la l</text:span><text:span text:style-name="T15">ee</text:span><text:span text:style-name="T14">-</text:span><text:span text:style-name="T15">ċu </text:span><text:span text:style-name="T14">]: the lettuce</text:span></text:p>
        </text:list-item>
      </text:list>
      <text:list text:style-name="L28">
        <text:list-item>
          <text:p text:style-name="P116"><text:span text:style-name="Strong_20_Emphasis"><text:span text:style-name="T14">un oignon</text:span></text:span><text:span text:style-name="T14"> <text:tab/><text:tab/>[ </text:span><text:span text:style-name="T15">qa</text:span><text:span text:style-name="T14"> o-nyo ]: an onion</text:span></text:p>
        </text:list-item>
      </text:list>
      <text:list text:style-name="L29">
        <text:list-item>
          <text:p text:style-name="P117"><text:span text:style-name="Strong_20_Emphasis"><text:span text:style-name="T14">de l'ail</text:span></text:span><text:span text:style-name="T14"> <text:tab/><text:tab/>[ duh l</text:span><text:span text:style-name="T15">aj </text:span><text:span text:style-name="T14">]: some garlic</text:span></text:p>
        </text:list-item>
      </text:list>
      <text:list text:style-name="L30">
        <text:list-item>
          <text:p text:style-name="P118"><text:span text:style-name="Strong_20_Emphasis"><text:span text:style-name="T14">un poivron</text:span></text:span><text:span text:style-name="T14"> <text:tab/><text:tab/>[</text:span><text:span text:style-name="T15">qa</text:span><text:span text:style-name="T14"> pwa-vro ]: a bell pepper</text:span></text:p>
        </text:list-item>
      </text:list>
      <text:list text:style-name="L31">
        <text:list-item>
          <text:p text:style-name="P119"><text:span text:style-name="Strong_20_Emphasis"><text:span text:style-name="T14">une carotte</text:span></text:span><text:span text:style-name="T14"> <text:tab/><text:tab/>[ un ka-rot ]: a carrot</text:span></text:p>
        </text:list-item>
      </text:list>
      <text:list text:style-name="L32">
        <text:list-item>
          <text:p text:style-name="P120"><text:span text:style-name="Strong_20_Emphasis"><text:span text:style-name="T14">une tomate</text:span></text:span><text:span text:style-name="T14"> <text:tab/><text:tab/>[un to-mat]: a tomato</text:span></text:p>
          <text:p text:style-name="P128"><text:span text:style-name="T41"/></text:p>
        </text:list-item>
      </text:list>
      <text:h text:style-name="P45" text:outline-level="4">Fruits and Beverages</text:h>
      <text:list text:continue-numbering="true" text:style-name="L32">
        <text:list-item>
          <text:p text:style-name="P120"><text:span text:style-name="Strong_20_Emphasis"><text:span text:style-name="T14">les fruits</text:span></text:span><text:span text:style-name="T14"> <text:tab/><text:tab/>[ l</text:span><text:span text:style-name="T15">e</text:span><text:span text:style-name="T14"> fw</text:span><text:span text:style-name="T15">ii </text:span><text:span text:style-name="T14">]: the fruits</text:span></text:p>
        </text:list-item>
        <text:list-item>
          <text:p text:style-name="P120"><text:span text:style-name="Strong_20_Emphasis"><text:span text:style-name="T14">une pomme</text:span></text:span><text:span text:style-name="T14"> <text:tab/><text:tab/>[ un pom ]: an apple</text:span></text:p>
        </text:list-item>
        <text:list-item>
          <text:p text:style-name="P120"><text:span text:style-name="Strong_20_Emphasis"><text:span text:style-name="T14">une banane</text:span></text:span><text:span text:style-name="T14"> <text:tab/><text:tab/>[un ba-nan]: a banana</text:span></text:p>
        </text:list-item>
        <text:list-item>
          <text:p text:style-name="P120"><text:span text:style-name="Strong_20_Emphasis"><text:span text:style-name="T14">un ananas</text:span></text:span><text:span text:style-name="T14"> <text:tab/><text:tab/>[</text:span><text:span text:style-name="T15">qa </text:span><text:span text:style-name="T14">an-an-as]: a pineapple</text:span></text:p>
        </text:list-item>
        <text:list-item>
          <text:p text:style-name="P120"><text:span text:style-name="Strong_20_Emphasis"><text:span text:style-name="T14">une fraise</text:span></text:span><text:span text:style-name="T14"> </text:span><text:span text:style-name="T15"><text:tab/><text:tab/></text:span><text:span text:style-name="T14">[un fr</text:span><text:span text:style-name="T15">eż</text:span><text:span text:style-name="T14">]: a strawberry</text:span></text:p>
        </text:list-item>
        <text:list-item>
          <text:p text:style-name="P120"><text:span text:style-name="Strong_20_Emphasis"><text:span text:style-name="T14">des raisins</text:span></text:span><text:span text:style-name="T14"> <text:tab/><text:tab/>[d</text:span><text:span text:style-name="T15">e</text:span><text:span text:style-name="T14"> r</text:span><text:span text:style-name="T15">i</text:span><text:span text:style-name="T14">-</text:span><text:span text:style-name="T15">ż</text:span><text:span text:style-name="T14">a]: some grapes</text:span></text:p>
        </text:list-item>
        <text:list-item>
          <text:p text:style-name="P120"><text:span text:style-name="Strong_20_Emphasis"><text:span text:style-name="T14">la boisson</text:span></text:span><text:span text:style-name="T14"> <text:tab/><text:tab/>[la bwa-son]: the drink</text:span></text:p>
        </text:list-item>
        <text:list-item>
          <text:p text:style-name="P120"><text:span text:style-name="Strong_20_Emphasis"><text:span text:style-name="T14">le lait</text:span></text:span><text:span text:style-name="T14"> <text:tab/><text:tab/><text:tab/>[luh l</text:span><text:span text:style-name="T15">ee</text:span><text:span text:style-name="T14">]: the milk</text:span></text:p>
        </text:list-item>
        <text:list-item>
          <text:p text:style-name="P120"><text:span text:style-name="Strong_20_Emphasis"><text:span text:style-name="T14">du thé</text:span></text:span><text:span text:style-name="T14"> <text:tab/><text:tab/>[du t</text:span><text:span text:style-name="T15">ee</text:span><text:span text:style-name="T14">]: some tea</text:span></text:p>
        </text:list-item>
        <text:list-item>
          <text:p text:style-name="P120"><text:span text:style-name="Strong_20_Emphasis"><text:span text:style-name="T14">du sucre</text:span></text:span><text:span text:style-name="T14"> <text:tab/><text:tab/>[du sukr]: some sugar</text:span></text:p>
        </text:list-item>
        <text:list-item>
          <text:p text:style-name="P120"><text:span text:style-name="Strong_20_Emphasis"><text:span text:style-name="T14">du miel</text:span></text:span><text:span text:style-name="T14"> <text:tab/><text:tab/>[du myel]: some honey</text:span></text:p>
        </text:list-item>
      </text:list>
      <text:h text:style-name="P45" text:outline-level="4"><text:soft-page-break/>Phrases for Ordering</text:h>
      <text:list text:continue-numbering="true" text:style-name="L32">
        <text:list-item>
          <text:p text:style-name="P120"><text:span text:style-name="Strong_20_Emphasis"><text:span text:style-name="T14">J'aimerais...</text:span></text:span><text:span text:style-name="T14"> <text:tab/><text:tab/>[ </text:span><text:span text:style-name="T16">xġj-</text:span><text:span text:style-name="T14">m</text:span><text:span text:style-name="T16">qu</text:span><text:span text:style-name="T14">-r</text:span><text:span text:style-name="T16">ee </text:span><text:span text:style-name="T14">]: I would like...</text:span></text:p>
        </text:list-item>
        <text:list-item>
          <text:p text:style-name="P120"><text:span text:style-name="Strong_20_Emphasis"><text:span text:style-name="T14">Avec...</text:span></text:span><text:span text:style-name="T14"> <text:tab/><text:tab/>[a-vek]: with...</text:span></text:p>
          <text:p text:style-name="P128"><text:span text:style-name="T41"/></text:p>
        </text:list-item>
      </text:list>
      <text:h text:style-name="P45" text:outline-level="4">Example Sentences</text:h>
      <text:list text:continue-numbering="true" text:style-name="L32">
        <text:list-item>
          <text:p text:style-name="P121"><text:span text:style-name="Strong_20_Emphasis"><text:span text:style-name="T14">J'aimerais du riz, avec du poulet, et des poivrons.</text:span></text:span><text:span text:style-name="T14"> </text:span></text:p>
        </text:list-item>
      </text:list>
      <text:p text:style-name="P129"><text:span text:style-name="T41">[ </text:span><text:span text:style-name="T43">xġj-</text:span><text:span text:style-name="T41">m</text:span><text:span text:style-name="T43">qu</text:span><text:span text:style-name="T41">-r</text:span><text:span text:style-name="T43">ee </text:span><text:span text:style-name="T41"><text:s/>du <text:s/>r</text:span><text:span text:style-name="T43">ii</text:span><text:span text:style-name="T41">, <text:s text:c="2"/>avek du p</text:span><text:span text:style-name="T43">ule</text:span><text:span text:style-name="T41">, <text:s/></text:span><text:span text:style-name="T43">e </text:span><text:span text:style-name="T41">d</text:span><text:span text:style-name="T43">e</text:span><text:span text:style-name="T41"> pwa-vro ]: </text:span></text:p>
      <text:p text:style-name="P15">I would like some rice, with chicken, and some bell peppers.</text:p>
      <text:list text:continue-numbering="true" text:style-name="L32">
        <text:list-item>
          <text:p text:style-name="P121"><text:span text:style-name="Strong_20_Emphasis"><text:span text:style-name="T14">J'aimerais une pomme, avec du lait, et du miel.</text:span></text:span><text:span text:style-name="T14"> </text:span></text:p>
        </text:list-item>
      </text:list>
      <text:p text:style-name="P129"><text:span text:style-name="T41">[ </text:span><text:span text:style-name="T43">xġj-</text:span><text:span text:style-name="T41">m</text:span><text:span text:style-name="T43">qu</text:span><text:span text:style-name="T41">-r</text:span><text:span text:style-name="T43">ee</text:span><text:span text:style-name="T41"> un pom, avek du l</text:span><text:span text:style-name="T43">ee</text:span><text:span text:style-name="T41">, </text:span><text:span text:style-name="T43">e</text:span><text:span text:style-name="T41"> du myel ]: </text:span></text:p>
      <text:p text:style-name="P15">I would like an apple, with milk, and honey.</text:p>
      <text:p text:style-name="P37">Review:</text:p>
      <text:p text:style-name="P11">la nourriture.</text:p>
      <text:p text:style-name="P11">du riz.</text:p>
      <text:p text:style-name="P11">un œuf.</text:p>
      <text:p text:style-name="P11">la viande.</text:p>
      <text:p text:style-name="P11">du porc.</text:p>
      <text:p text:style-name="P11">du poulet.</text:p>
      <text:p text:style-name="P11">du bœuf.</text:p>
      <text:p text:style-name="P11">du poisson.</text:p>
      <text:p text:style-name="P11">des légumes.</text:p>
      <text:p text:style-name="P11">la laitue.</text:p>
      <text:p text:style-name="P11">un oignon.</text:p>
      <text:p text:style-name="P11">de l'ail.</text:p>
      <text:p text:style-name="P11">un poivron.</text:p>
      <text:p text:style-name="P11">une carotte.</text:p>
      <text:p text:style-name="P11">une tomate.</text:p>
      <text:p text:style-name="P11">les fruits.</text:p>
      <text:p text:style-name="P11">une pomme.</text:p>
      <text:p text:style-name="P11">une banane.</text:p>
      <text:p text:style-name="P11">un ananas.</text:p>
      <text:p text:style-name="P11">une fraise.</text:p>
      <text:p text:style-name="P11">des raisins.</text:p>
      <text:p text:style-name="P11">la boisson.</text:p>
      <text:p text:style-name="P11">le lait.</text:p>
      <text:p text:style-name="P11">du thé.</text:p>
      <text:p text:style-name="P11">du sucre.</text:p>
      <text:p text:style-name="P11">du miel.</text:p>
      <text:p text:style-name="P11">J'aimerais.</text:p>
      <text:p text:style-name="P11">Avec.</text:p>
      <text:p text:style-name="P12">________________________________________________________________________________________________</text:p>
      <text:p text:style-name="P34"><text:soft-page-break/></text:p>
      <text:p text:style-name="P33"/>
      <text:h text:style-name="P32" text:outline-level="4">Lesson <text:span text:style-name="T86">7</text:span> – <text:span text:style-name="T64">Animals</text:span></text:h>
      <text:p text:style-name="P33"/>
      <text:p text:style-name="P50"><text:span text:style-name="Strong_20_Emphasis"><text:span text:style-name="T66">animaux</text:span></text:span><text:span text:style-name="T66"> <text:tab/><text:tab/><text:tab/>[ani-mo]: animals</text:span></text:p>
      <text:p text:style-name="P2"><text:span text:style-name="Strong_20_Emphasis"><text:span text:style-name="T77">Les animaux</text:span></text:span><text:span text:style-name="T77"> <text:tab/><text:tab/>[le </text:span><text:span text:style-name="T78">ż</text:span><text:span text:style-name="T77">a-ni-mo]: the animals</text:span></text:p>
      <text:p text:style-name="P2"><text:span text:style-name="Strong_20_Emphasis"><text:span text:style-name="T77">animal(e)</text:span></text:span><text:span text:style-name="T77"> <text:tab/><text:tab/><text:tab/>[a-ni-mal] (male) [a-ni-mal] (female): animal (male) / animal (female)</text:span></text:p>
      <text:p text:style-name="P2"><text:span text:style-name="Strong_20_Emphasis"><text:span text:style-name="T77">l'animal</text:span></text:span><text:span text:style-name="T77"> <text:tab/><text:tab/><text:tab/>[la-ni-mal]: the animal</text:span></text:p>
      <text:p text:style-name="P130"><text:span text:style-name="T65"/></text:p>
      <text:p text:style-name="P2"><text:span text:style-name="Strong_20_Emphasis"><text:span text:style-name="T77">un chat</text:span></text:span><text:span text:style-name="T77"> <text:tab/><text:tab/><text:tab/>[</text:span><text:span text:style-name="T78">qa</text:span><text:span text:style-name="T77"> </text:span><text:span text:style-name="T80">x</text:span><text:span text:style-name="T77">a]: a cat (male)</text:span></text:p>
      <text:p text:style-name="P2"><text:span text:style-name="Strong_20_Emphasis"><text:span text:style-name="T77">une chatte</text:span></text:span><text:span text:style-name="T77"> <text:tab/><text:tab/><text:tab/>[un </text:span><text:span text:style-name="T80">xe</text:span><text:span text:style-name="T77">t]: a cat (female)</text:span></text:p>
      <text:p text:style-name="P130"><text:span text:style-name="T65"/></text:p>
      <text:p text:style-name="P2"><text:span text:style-name="Strong_20_Emphasis"><text:span text:style-name="T77">un chien</text:span></text:span><text:span text:style-name="T77"> <text:tab/><text:tab/><text:tab/>[</text:span><text:span text:style-name="T78">qa</text:span><text:span text:style-name="T77"> </text:span><text:span text:style-name="T80">xj</text:span><text:span text:style-name="T78">aa</text:span><text:span text:style-name="T77">]: a dog (male)</text:span></text:p>
      <text:p text:style-name="P2"><text:span text:style-name="Strong_20_Emphasis"><text:span text:style-name="T77">une chienne</text:span></text:span><text:span text:style-name="T77"> <text:tab/><text:tab/><text:tab/>[un </text:span><text:span text:style-name="T80">xjen</text:span><text:span text:style-name="T77">]: a dog (female)</text:span></text:p>
      <text:p text:style-name="P130"><text:span text:style-name="T65"/></text:p>
      <text:p text:style-name="P2"><text:span text:style-name="Strong_20_Emphasis"><text:span text:style-name="T77">un oiseau</text:span></text:span><text:span text:style-name="T77"> <text:tab/><text:tab/><text:tab/>[</text:span><text:span text:style-name="T78">qa</text:span><text:span text:style-name="T77"> wa-</text:span><text:span text:style-name="T78">ż</text:span><text:span text:style-name="T80">u</text:span><text:span text:style-name="T77">]: a bird</text:span></text:p>
      <text:p text:style-name="P130"><text:span text:style-name="T65"/></text:p>
      <text:p text:style-name="P2"><text:span text:style-name="Strong_20_Emphasis"><text:span text:style-name="T77">un éléphant<text:tab/><text:tab/><text:tab/></text:span></text:span><text:span text:style-name="T77"> [</text:span><text:span text:style-name="T78">qa</text:span><text:span text:style-name="T77"> e-le-fa</text:span><text:span text:style-name="T78">a</text:span><text:span text:style-name="T77">]: an elephant (male)</text:span></text:p>
      <text:p text:style-name="P2"><text:span text:style-name="Strong_20_Emphasis"><text:span text:style-name="T77">une éléphante</text:span></text:span><text:span text:style-name="T77"> <text:tab/><text:tab/>[un e-le-fant</text:span><text:span text:style-name="T78">t</text:span><text:span text:style-name="T77">]: an elephant (female)</text:span></text:p>
      <text:p text:style-name="P130"><text:span text:style-name="T65"/></text:p>
      <text:p text:style-name="P2"><text:span text:style-name="Strong_20_Emphasis"><text:span text:style-name="T77">un lion</text:span></text:span><text:span text:style-name="T77"> <text:tab/><text:tab/><text:tab/>[</text:span><text:span text:style-name="T78">qa</text:span><text:span text:style-name="T77"> lyo]: a lion (male)</text:span></text:p>
      <text:p text:style-name="P2"><text:span text:style-name="Strong_20_Emphasis"><text:span text:style-name="T77">une lionne</text:span></text:span><text:span text:style-name="T77"> <text:tab/><text:tab/><text:tab/>[un lyon]: a lioness</text:span></text:p>
      <text:p text:style-name="P130"><text:span text:style-name="T65"/></text:p>
      <text:p text:style-name="P2"><text:span text:style-name="Strong_20_Emphasis"><text:span text:style-name="T77">un ours</text:span></text:span><text:span text:style-name="T77"> <text:tab/><text:tab/><text:tab/>[</text:span><text:span text:style-name="T78">qa</text:span><text:span text:style-name="T77"> </text:span><text:span text:style-name="T80">n</text:span><text:span text:style-name="T78">uss</text:span><text:span text:style-name="T77">]: a bear (male)</text:span></text:p>
      <text:p text:style-name="P2"><text:span text:style-name="Strong_20_Emphasis"><text:span text:style-name="T77">une ourse</text:span></text:span><text:span text:style-name="T77"> <text:tab/><text:tab/><text:tab/>[un </text:span><text:span text:style-name="T81">n</text:span><text:span text:style-name="T78">uss</text:span><text:span text:style-name="T77">]: a bear (female)</text:span></text:p>
      <text:p text:style-name="P130"><text:span text:style-name="T65"/></text:p>
      <text:p text:style-name="P2"><text:span text:style-name="Strong_20_Emphasis"><text:span text:style-name="T77">un cheval</text:span></text:span><text:span text:style-name="T77"> <text:tab/><text:tab/><text:tab/>[</text:span><text:span text:style-name="T78">qa</text:span><text:span text:style-name="T77"> sha-val]: a horse (male)</text:span></text:p>
      <text:p text:style-name="P2"><text:span text:style-name="Strong_20_Emphasis"><text:span text:style-name="T77">une jument</text:span></text:span><text:span text:style-name="T77"> <text:tab/><text:tab/><text:tab/>[un </text:span><text:span text:style-name="T78">xjġ</text:span><text:span text:style-name="T77">-</text:span><text:span text:style-name="T78">mo</text:span><text:span text:style-name="T77">]: a mare</text:span></text:p>
      <text:p text:style-name="P130"><text:span text:style-name="T65"/></text:p>
      <text:p text:style-name="P2"><text:soft-page-break/><text:span text:style-name="Strong_20_Emphasis"><text:span text:style-name="T77">des chevaux</text:span></text:span><text:span text:style-name="T77"> <text:tab/><text:tab/>[de sh</text:span><text:span text:style-name="T79">u</text:span><text:span text:style-name="T77">-vo]: some horses</text:span></text:p>
      <text:p text:style-name="P2"><text:span text:style-name="Strong_20_Emphasis"><text:span text:style-name="T77">les chevaux</text:span></text:span><text:span text:style-name="T77"> <text:tab/><text:tab/><text:tab/>[le sh</text:span><text:span text:style-name="T79">u</text:span><text:span text:style-name="T77">-vo]: the horses</text:span></text:p>
      <text:p text:style-name="P2"><text:span text:style-name="Strong_20_Emphasis"><text:span text:style-name="T77">un tigre</text:span></text:span><text:span text:style-name="T77"> <text:tab/><text:tab/><text:tab/>[</text:span><text:span text:style-name="T79">qa</text:span><text:span text:style-name="T77"> tee-</text:span><text:span text:style-name="T79">ġ</text:span><text:span text:style-name="T77">r]: a tiger (male)</text:span></text:p>
      <text:p text:style-name="P2"><text:span text:style-name="Strong_20_Emphasis"><text:span text:style-name="T77">une tigresse</text:span></text:span><text:span text:style-name="T77"> <text:tab/><text:tab/>[un tee-</text:span><text:span text:style-name="T79">ġ</text:span><text:span text:style-name="T77">ress]: a tigress</text:span></text:p>
      <text:p text:style-name="P2"><text:span text:style-name="Strong_20_Emphasis"><text:span text:style-name="T77"/></text:span></text:p>
      <text:p text:style-name="P2"><text:span text:style-name="Strong_20_Emphasis"><text:span text:style-name="T77">un taureau</text:span></text:span><text:span text:style-name="T77"> <text:tab/><text:tab/><text:tab/>[</text:span><text:span text:style-name="T79">qa</text:span><text:span text:style-name="T77"> to-ro]: a bull</text:span></text:p>
      <text:p text:style-name="P2"><text:span text:style-name="Strong_20_Emphasis"><text:span text:style-name="T77">une vache</text:span></text:span><text:span text:style-name="T77"> <text:tab/><text:tab/><text:tab/>[un vash]: a cow</text:span></text:p>
      <text:p text:style-name="P130"><text:span text:style-name="T65"/></text:p>
      <text:p text:style-name="P2"><text:span text:style-name="Strong_20_Emphasis"><text:span text:style-name="T77">une tortue</text:span></text:span><text:span text:style-name="T77"> <text:tab/><text:tab/><text:tab/>[un tor-t</text:span><text:span text:style-name="T79">u</text:span><text:span text:style-name="T77">]: a turtle</text:span></text:p>
      <text:p text:style-name="P130"><text:span text:style-name="T65"/></text:p>
      <text:p text:style-name="P2"><text:span text:style-name="Strong_20_Emphasis"><text:span text:style-name="T77">un cochon</text:span></text:span><text:span text:style-name="T77"> <text:tab/><text:tab/><text:tab/>[</text:span><text:span text:style-name="T79">qa</text:span><text:span text:style-name="T77"> ko-</text:span><text:span text:style-name="T81">x</text:span><text:span text:style-name="T77">on</text:span><text:span text:style-name="T81">n</text:span><text:span text:style-name="T77">]: a pig</text:span></text:p>
      <text:p text:style-name="P130"><text:span text:style-name="T65"/></text:p>
      <text:p text:style-name="P51"><text:span text:style-name="Strong_20_Emphasis"><text:span text:style-name="T77">un mouton</text:span></text:span><text:span text:style-name="T77"> <text:tab/><text:tab/><text:tab/>[</text:span><text:span text:style-name="T79">qa</text:span><text:span text:style-name="T77"> m</text:span><text:span text:style-name="T81">u</text:span><text:span text:style-name="T77">-to]: a sheep (male)</text:span></text:p>
      <text:p text:style-name="P2"><text:span text:style-name="Strong_20_Emphasis"><text:span text:style-name="T77">une brebis</text:span></text:span><text:span text:style-name="T77"> <text:tab/><text:tab/><text:tab/>[un bre-b</text:span><text:span text:style-name="T79">ii </text:span><text:span text:style-name="T77">]: a sheep (female)</text:span></text:p>
      <text:p text:style-name="P130"><text:span text:style-name="T65"/></text:p>
      <text:p text:style-name="P2"><text:span text:style-name="Strong_20_Emphasis"><text:span text:style-name="T77">un canard</text:span></text:span><text:span text:style-name="T77"> <text:tab/><text:tab/><text:tab/>[</text:span><text:span text:style-name="T79">qa</text:span><text:span text:style-name="T77"> ka-nar]: a duck (male)</text:span></text:p>
      <text:p text:style-name="P2"><text:span text:style-name="Strong_20_Emphasis"><text:span text:style-name="T77">une cane</text:span></text:span><text:span text:style-name="T77"> <text:tab/><text:tab/><text:tab/>[un kan]: a duck (female)</text:span></text:p>
      <text:p text:style-name="P130"><text:span text:style-name="T65"/></text:p>
      <text:h text:style-name="P45" text:outline-level="4">Actions:</text:h>
      <text:p text:style-name="P2"><text:span text:style-name="Strong_20_Emphasis"><text:span text:style-name="T77">courir vite</text:span></text:span><text:span text:style-name="T77"> <text:tab/><text:tab/><text:tab/>[ kur-ir <text:s/>vit]: run fast</text:span></text:p>
      <text:p text:style-name="P43"/>
      <text:p text:style-name="P2"><text:span text:style-name="Strong_20_Emphasis"><text:span text:style-name="T77">marcher à pied</text:span></text:span><text:span text:style-name="T77"> <text:tab/><text:tab/>[ marxje a pje ]: walk on foot</text:span></text:p>
      <text:p text:style-name="P43"/>
      <text:p text:style-name="P2"><text:span text:style-name="Strong_20_Emphasis"><text:span text:style-name="T77">sauter</text:span></text:span><text:span text:style-name="T77"> <text:tab/><text:tab/><text:tab/>[so-t</text:span><text:span text:style-name="T79">ee</text:span><text:span text:style-name="T77">]: jump</text:span></text:p>
      <text:p text:style-name="P130"><text:span text:style-name="T65"/></text:p>
      <text:p text:style-name="P2"><text:span text:style-name="Strong_20_Emphasis"><text:span text:style-name="T77">vite</text:span></text:span><text:span text:style-name="T77"> <text:tab/><text:tab/><text:tab/><text:tab/>[</text:span><text:span text:style-name="T79">vit</text:span><text:span text:style-name="T77">]: quickly</text:span></text:p>
      <text:p text:style-name="P130"><text:span text:style-name="T65"/></text:p>
      <text:p text:style-name="P2"><text:span text:style-name="Strong_20_Emphasis"><text:span text:style-name="T77">lentement</text:span></text:span><text:span text:style-name="T77"> <text:tab/><text:tab/><text:tab/>[lon-t</text:span><text:span text:style-name="T79">o</text:span><text:span text:style-name="T77">-mo]: slowly</text:span></text:p>
      <text:p text:style-name="P130"><text:span text:style-name="T65"/></text:p>
      <text:p text:style-name="P51"><text:soft-page-break/><text:span text:style-name="Strong_20_Emphasis"><text:span text:style-name="T77">lentement mais sûrement</text:span></text:span><text:span text:style-name="T77"> <text:tab/>[ lon-t</text:span><text:span text:style-name="T79">o</text:span><text:span text:style-name="T77">-mo  <text:s/></text:span><text:span text:style-name="T79">mqee</text:span><text:span text:style-name="T77">  <text:s/></text:span><text:span text:style-name="T79">sjur-moo</text:span><text:span text:style-name="T77">]: slowly but surely</text:span></text:p>
      <text:p text:style-name="P131"><text:span text:style-name="T65"/></text:p>
      <text:p text:style-name="P37">Review:</text:p>
      <text:p text:style-name="P44">animaux.</text:p>
      <text:p text:style-name="P44">Les animaux.</text:p>
      <text:p text:style-name="P44">animal.</text:p>
      <text:p text:style-name="P44">animale.</text:p>
      <text:p text:style-name="P44">l'animal.</text:p>
      <text:p text:style-name="P44">un chat.</text:p>
      <text:p text:style-name="P44">une chatte.</text:p>
      <text:p text:style-name="P44">un chien.</text:p>
      <text:p text:style-name="P44">une chienne.</text:p>
      <text:p text:style-name="P44">un oiseau.</text:p>
      <text:p text:style-name="P44">un éléphant.</text:p>
      <text:p text:style-name="P44">une éléphante.</text:p>
      <text:p text:style-name="P44">un lion.</text:p>
      <text:p text:style-name="P44">une lionne.</text:p>
      <text:p text:style-name="P44">un ours.</text:p>
      <text:p text:style-name="P44">une ourse.</text:p>
      <text:p text:style-name="P44">un cheval.</text:p>
      <text:p text:style-name="P44">une jument.</text:p>
      <text:p text:style-name="P44">des chevaux.</text:p>
      <text:p text:style-name="P44">les chevaux.</text:p>
      <text:p text:style-name="P44">un tigre.</text:p>
      <text:p text:style-name="P44">une tigresse.</text:p>
      <text:p text:style-name="P44">un taureau.</text:p>
      <text:p text:style-name="P44">une vache.</text:p>
      <text:p text:style-name="P44">une tortue.</text:p>
      <text:p text:style-name="P44">un cochon.</text:p>
      <text:p text:style-name="P44">un mouton.</text:p>
      <text:p text:style-name="P44">une brebis.</text:p>
      <text:p text:style-name="P44">un canard.</text:p>
      <text:p text:style-name="P44">une cane.</text:p>
      <text:p text:style-name="P44">courir vite.</text:p>
      <text:p text:style-name="P44">marcher à pied.</text:p>
      <text:p text:style-name="P44">sauter.</text:p>
      <text:p text:style-name="P44">vite.</text:p>
      <text:p text:style-name="P44">lentement.</text:p>
      <text:h text:style-name="P46" text:outline-level="4"><text:soft-page-break/>Example Sentences:</text:h>
      <text:p text:style-name="P52"><text:span text:style-name="Strong_20_Emphasis"><text:span text:style-name="T77">La tortue marche lentement</text:span></text:span><text:span text:style-name="T77"> </text:span></text:p>
      <text:p text:style-name="P47">[ la <text:s/>tortu <text:s/>marx <text:s/>len-to-mo ]</text:p>
      <text:p text:style-name="P132"><text:span text:style-name="T73"/></text:p>
      <text:p text:style-name="P2"><text:span text:style-name="Strong_20_Emphasis"><text:span text:style-name="T77">Le chien court vite</text:span></text:span><text:span text:style-name="T77"> </text:span></text:p>
      <text:p text:style-name="P48">[ lu <text:s/>xja <text:s/>kur <text:s/>vit ]</text:p>
      <text:p text:style-name="P14"><text:span text:style-name="T65"/></text:p>
      <text:p text:style-name="P14"><text:span text:style-name="T65"/></text:p>
      <text:p text:style-name="P2"><text:span text:style-name="Strong_20_Emphasis"><text:span text:style-name="T77">Le chat saute</text:span></text:span><text:span text:style-name="T77"> </text:span></text:p>
      <text:p text:style-name="P48">[ lu <text:s/>xa <text:s/>sut ]</text:p>
      <text:p text:style-name="P133"><text:span text:style-name="T44"/></text:p>
      <text:p text:style-name="P47">Pronunciation Key:</text:p>
      <text:list text:style-name="L33">
        <text:list-item>
          <text:p text:style-name="P126"><text:span text:style-name="Strong_20_Emphasis"><text:span text:style-name="T67">ien</text:span></text:span><text:span text:style-name="T67"> [ja]: Used in words like "chien" (dog) to produce a nasal vowel sound.</text:span></text:p>
        </text:list-item>
        <text:list-item>
          <text:p text:style-name="P126"><text:span text:style-name="Strong_20_Emphasis"><text:span text:style-name="T67">oi</text:span></text:span><text:span text:style-name="T67"> [wa]: Used in words like "oiseau" (bird), where it represents a rounded vowel sound.</text:span></text:p>
        </text:list-item>
        <text:list-item>
          <text:p text:style-name="P126"><text:span text:style-name="Strong_20_Emphasis"><text:span text:style-name="T67">eau</text:span></text:span><text:span text:style-name="T67"> [oo]: Appears in words like "bateau" (boat), indicating a long 'o' sound.</text:span></text:p>
        </text:list-item>
        <text:list-item>
          <text:p text:style-name="P126"><text:span text:style-name="Strong_20_Emphasis"><text:span text:style-name="T67">an</text:span></text:span><text:span text:style-name="T67"> [qa]: Found in words like "animaux" (animals), indicating a nasal 'a' sound.</text:span></text:p>
          <text:p text:style-name="P134"><text:span text:style-name="T73"/></text:p>
        </text:list-item>
      </text:list>
      <text:p text:style-name="P47">Pronunciation Rule for "aux":</text:p>
      <text:list text:continue-numbering="true" text:style-name="L33">
        <text:list-item>
          <text:p text:style-name="P126"><text:span text:style-name="Strong_20_Emphasis"><text:span text:style-name="T67">aux </text:span></text:span><text:span text:style-name="Strong_20_Emphasis"><text:span text:style-name="T69"><text:s/></text:span></text:span><text:span text:style-name="Strong_20_Emphasis"><text:span text:style-name="T70">[</text:span></text:span><text:span text:style-name="Strong_20_Emphasis"><text:span text:style-name="T69">o</text:span></text:span><text:span text:style-name="Strong_20_Emphasis"><text:span text:style-name="T70">]</text:span></text:span><text:span text:style-name="T67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47">Example Usage:</text:p>
      <text:list text:continue-numbering="true" text:style-name="L33">
        <text:list-item>
          <text:p text:style-name="P126"><text:span text:style-name="Strong_20_Emphasis"><text:span text:style-name="T67">animaux</text:span></text:span><text:span text:style-name="T67"> (animals) [a-ni-mo]</text:span></text:p>
        </text:list-item>
        <text:list-item>
          <text:p text:style-name="P126"><text:span text:style-name="Strong_20_Emphasis"><text:span text:style-name="T67">chevaux</text:span></text:span><text:span text:style-name="T67"> (horses) [sho-vo]</text:span></text:p>
        </text:list-item>
      </text:list>
      <text:p text:style-name="P132"><text:span text:style-name="T73"/></text:p>
      <text:p text:style-name="P49">________________________________________________________________________________________________</text:p>
      <text:p text:style-name="P13"><text:span text:style-name="T73"/></text:p>
      <text:p text:style-name="P13"><text:span text:style-name="T73"/></text:p>
      <text:p text:style-name="P135"><text:span text:style-name="T52">Lesson </text:span><text:span text:style-name="T53">8</text:span><text:span text:style-name="T52"> – Exercice</text:span><text:span text:style-name="T74"> <text:s/>[ eks-ersis ]</text:span></text:p>
      <text:p text:style-name="P135"><text:span text:style-name="T74"/></text:p>
      <text:p text:style-name="P23">Marcher<text:tab/><text:tab/>[ marxe ]<text:tab/><text:tab/>to walk</text:p>
      <text:p text:style-name="P23"/>
      <text:p text:style-name="P23">Courir<text:tab/><text:tab/><text:tab/>[ kurir ]<text:tab/><text:tab/><text:tab/>to run</text:p>
      <text:p text:style-name="P23"><text:soft-page-break/></text:p>
      <text:p text:style-name="P23">Sauter<text:tab/><text:tab/><text:tab/>[ sute ]<text:tab/><text:tab/><text:tab/>to jump</text:p>
      <text:p text:style-name="P23"/>
      <text:p text:style-name="P23">Fair de l'exercice<text:tab/>[ fer de l'ek-ersi ]<text:tab/>to exercise</text:p>
      <text:p text:style-name="P23"/>
      <text:p text:style-name="P23">Danser<text:tab/><text:tab/><text:tab/>[ danse ]<text:tab/><text:tab/>to dance</text:p>
      <text:p text:style-name="P23"/>
      <text:p text:style-name="P23">Nager<text:tab/><text:tab/><text:tab/>[ naxġe ]<text:tab/><text:tab/>to swim</text:p>
      <text:p text:style-name="P23"/>
      <text:p text:style-name="P23">Jouer<text:tab/><text:tab/><text:tab/>[ xġuwe ]<text:tab/><text:tab/>to play </text:p>
      <text:p text:style-name="P23"/>
      <text:p text:style-name="P23">Transpirer<text:tab/><text:tab/>[ trans-pi-re ]<text:tab/><text:tab/>to sweat</text:p>
      <text:p text:style-name="P23"/>
      <text:p text:style-name="P23">J'aime<text:tab/><text:tab/><text:tab/>[ xġem ]<text:tab/><text:tab/>I like</text:p>
      <text:p text:style-name="P23"/>
      <text:p text:style-name="P23">Je n'aime pas<text:tab/><text:tab/><text:span text:style-name="T87">[ xġ <text:s/>nem <text:s/>pa ]<text:tab/><text:tab/>I don't like</text:span></text:p>
      <text:p text:style-name="P23"/>
      <text:p text:style-name="P16">J'adore<text:tab/><text:tab/>[ xġador ]<text:tab/><text:tab/>I love</text:p>
      <text:p text:style-name="P16"/>
      <text:p text:style-name="P16">Je déteste<text:tab/><text:tab/>[ xġ ditest ]<text:tab/><text:tab/>I hate</text:p>
      <text:p text:style-name="P16"/>
      <text:p text:style-name="P16"/>
      <text:p text:style-name="P16"/>
      <text:p text:style-name="P16"/>
      <text:p text:style-name="P16">J'aime nager.</text:p>
      <text:p text:style-name="P16"/>
      <text:p text:style-name="P16">Je n'aime pas danser.</text:p>
      <text:p text:style-name="P16"/>
      <text:p text:style-name="P16">J'adore faire du vélo.</text:p>
      <text:p text:style-name="P16"/>
      <text:p text:style-name="P16"/>
      <text:p text:style-name="P16">Prendre<text:tab/><text:tab/>[ prandr ]<text:tab/><text:tab/>take</text:p>
      <text:p text:style-name="P16"/>
      <text:p text:style-name="P16">Grandir<text:tab/><text:tab/>[ grandir ]<text:tab/><text:tab/>to grow up</text:p>
      <text:p text:style-name="P16"/>
      <text:p text:style-name="P38"/>
      <text:p text:style-name="P38"/>
      <text:p text:style-name="P39">Conjugaison<text:span text:style-name="T88"> [ kon-xġu-geżo ]</text:span></text:p>
      <text:p text:style-name="P39"><text:span text:style-name="T88"/></text:p>
      <text:p text:style-name="P17">verbs ending <text:span text:style-name="T89">-er</text:span></text:p>
      <text:p text:style-name="P17"/>
      <text:p text:style-name="P17">Je <text:tab/> <text:tab/><text:tab/>[ xġ ]<text:tab/><text:tab/><text:tab/>-e</text:p>
      <text:p text:style-name="P17">Tu<text:tab/><text:tab/><text:tab/>[ tu ]<text:tab/><text:tab/><text:tab/>-es</text:p>
      <text:p text:style-name="P17">il, elle, on<text:tab/><text:tab/>[ il, el, qu ]<text:tab/><text:tab/>-e</text:p>
      <text:p text:style-name="P17"/>
      <text:p text:style-name="P17"><text:soft-page-break/>nous<text:tab/><text:tab/><text:tab/>[ nu ]<text:tab/><text:tab/><text:tab/>-ons</text:p>
      <text:p text:style-name="P17">vous<text:tab/><text:tab/><text:tab/>[ vu ]<text:tab/><text:tab/><text:tab/>-ez</text:p>
      <text:p text:style-name="P17">ils, elles<text:tab/><text:tab/>[ il, el]<text:tab/><text:tab/><text:tab/>-ent</text:p>
      <text:p text:style-name="P17"/>
      <text:p text:style-name="P17"/>
      <text:p text:style-name="P17"><text:span text:style-name="T127">March</text:span><text:span text:style-name="T90">er</text:span><text:span text:style-name="T127"> </text:span><text:tab/><text:tab/>[ marxe ]</text:p>
      <text:p text:style-name="P23"/>
      <text:p text:style-name="P17">Je <text:s/>march<text:span text:style-name="T89">e</text:span> <text:tab/><text:tab/>[ xġ <text:s/><text:span text:style-name="T126">marx</text:span>]<text:tab/><text:tab/></text:p>
      <text:p text:style-name="P18">Tu march<text:span text:style-name="T89">es</text:span><text:tab/><text:tab/>[ tu <text:span text:style-name="T126">marx </text:span>]<text:tab/><text:tab/><text:tab/></text:p>
      <text:p text:style-name="P18">il, elle, on march<text:span text:style-name="T89">e</text:span><text:tab/>[ il, el, qu <text:s/><text:span text:style-name="T126">marx </text:span>]<text:tab/><text:tab/></text:p>
      <text:p text:style-name="P17"/>
      <text:p text:style-name="P17">nous march<text:span text:style-name="T89">ons</text:span><text:tab/>[ nu <text:span text:style-name="T126">marxo</text:span>]<text:tab/><text:tab/><text:tab/></text:p>
      <text:p text:style-name="P17">vous march<text:span text:style-name="T89">ez</text:span><text:tab/><text:tab/>[ vu <text:s/><text:span text:style-name="T126">marxe </text:span>]<text:tab/><text:tab/><text:tab/></text:p>
      <text:p text:style-name="P18">ils, elles march<text:span text:style-name="T89">ent</text:span><text:tab/>[ il, el <text:span text:style-name="T126">marx </text:span>]</text:p>
      <text:p text:style-name="P18"/>
      <text:p text:style-name="P18"/>
      <text:p text:style-name="P18"><text:span text:style-name="T128">Saut</text:span><text:span text:style-name="T91">er</text:span><text:span text:style-name="T89"><text:tab/></text:span><text:tab/><text:tab/>[ <text:span text:style-name="T126">sute</text:span> ]</text:p>
      <text:p text:style-name="P24"/>
      <text:p text:style-name="P18">Je <text:s/><text:span text:style-name="T126">saut</text:span><text:span text:style-name="T89">e</text:span> <text:tab/><text:tab/>[ xġ <text:s/><text:span text:style-name="T126">sut</text:span>]<text:tab/><text:tab/></text:p>
      <text:p text:style-name="P18">Tu <text:span text:style-name="T126">saut</text:span><text:span text:style-name="T89">es</text:span><text:tab/><text:tab/>[ tu <text:span text:style-name="T126">sut </text:span>]<text:tab/><text:tab/><text:tab/></text:p>
      <text:p text:style-name="P18">il, elle, on <text:span text:style-name="T126">saut</text:span><text:span text:style-name="T89">e</text:span><text:tab/>[ il, el, qu <text:s/><text:span text:style-name="T126">sut </text:span>]<text:tab/><text:tab/></text:p>
      <text:p text:style-name="P18"/>
      <text:p text:style-name="P18">nous <text:span text:style-name="T126">saut</text:span><text:span text:style-name="T89">ons</text:span><text:tab/><text:tab/>[ nu <text:span text:style-name="T126">suto </text:span>]<text:tab/><text:tab/><text:tab/></text:p>
      <text:p text:style-name="P18">vous <text:span text:style-name="T126">saut</text:span><text:span text:style-name="T89">ez</text:span><text:tab/><text:tab/>[ vu <text:s/><text:span text:style-name="T126">sute </text:span>]<text:tab/><text:tab/><text:tab/></text:p>
      <text:p text:style-name="P22">ils, elles <text:span text:style-name="T126">saut</text:span><text:span text:style-name="T89">ent</text:span><text:tab/>[ il, el <text:span text:style-name="T126">sut </text:span>]<text:tab/></text:p>
      <text:p text:style-name="P22"><text:tab/><text:tab/><text:tab/></text:p>
      <text:p text:style-name="P18"><text:span text:style-name="T134">Nag</text:span><text:span text:style-name="T91">er</text:span><text:span text:style-name="T89"><text:tab/></text:span><text:tab/><text:tab/>[ <text:span text:style-name="T126">naxġe</text:span> ]</text:p>
      <text:p text:style-name="P24"/>
      <text:p text:style-name="P18">Je <text:s/><text:span text:style-name="T126">nag</text:span><text:span text:style-name="T89">e</text:span> <text:tab/><text:tab/>[ xġ <text:s/><text:span text:style-name="T126">naxġ </text:span>]<text:tab/><text:tab/></text:p>
      <text:p text:style-name="P18">Tu <text:span text:style-name="T126">nag</text:span><text:span text:style-name="T89">es</text:span><text:tab/><text:tab/>[ tu <text:span text:style-name="T126">naxġ </text:span>]<text:tab/><text:tab/><text:tab/></text:p>
      <text:p text:style-name="P18">il, elle, on <text:span text:style-name="T126">nag</text:span><text:span text:style-name="T89">e</text:span><text:tab/>[ il, el, qu <text:s/><text:span text:style-name="T126">naxġ </text:span>]<text:tab/><text:tab/></text:p>
      <text:p text:style-name="P18"/>
      <text:p text:style-name="P18">nous <text:span text:style-name="T126">nag</text:span><text:span text:style-name="T94">e</text:span><text:span text:style-name="T89">ons</text:span><text:tab/><text:tab/>[ nu <text:span text:style-name="T126">naxġo </text:span>]<text:tab/><text:tab/><text:tab/></text:p>
      <text:p text:style-name="P18">vous <text:span text:style-name="T126">nag</text:span><text:span text:style-name="T89">ez</text:span><text:tab/><text:tab/>[ vu <text:s/><text:span text:style-name="T126">naxġe </text:span>]<text:tab/><text:tab/><text:tab/></text:p>
      <text:p text:style-name="P19">ils, elles <text:span text:style-name="T126">nag</text:span><text:span text:style-name="T89">ent</text:span><text:tab/>[ il, el <text:span text:style-name="T126">naxġ </text:span>]<text:tab/></text:p>
      <text:p text:style-name="P19"/>
      <text:p text:style-name="P19"/>
      <text:p text:style-name="P19"><text:span text:style-name="T135">Jou</text:span><text:span text:style-name="T91">er</text:span><text:span text:style-name="T89"><text:tab/></text:span><text:tab/><text:tab/>[ <text:span text:style-name="T133">xġuwe</text:span> ]</text:p>
      <text:p text:style-name="P25"/>
      <text:p text:style-name="P19">Je <text:s/><text:span text:style-name="T133">jou</text:span><text:span text:style-name="T89">e</text:span> <text:tab/><text:tab/>[ xġ <text:s/><text:span text:style-name="T133">xġu</text:span><text:span text:style-name="T126"> </text:span>]<text:tab/><text:tab/></text:p>
      <text:p text:style-name="P19">Tu <text:span text:style-name="T133">jou</text:span><text:span text:style-name="T89">es</text:span><text:tab/><text:tab/>[ tu <text:span text:style-name="T133">xġu</text:span><text:span text:style-name="T126"> </text:span>]<text:tab/><text:tab/><text:tab/></text:p>
      <text:p text:style-name="P19">il, elle, on <text:span text:style-name="T133">jou</text:span><text:span text:style-name="T89">e</text:span><text:tab/><text:tab/>[ il, el, qu <text:s/><text:span text:style-name="T133">xġu</text:span><text:span text:style-name="T126"> </text:span>]<text:tab/><text:tab/></text:p>
      <text:p text:style-name="P19"/>
      <text:p text:style-name="P19">nous <text:span text:style-name="T133">jou</text:span><text:span text:style-name="T89">ons</text:span><text:tab/><text:tab/>[ nu <text:span text:style-name="T133">xġuw</text:span><text:span text:style-name="T126">o </text:span>]<text:tab/><text:tab/><text:tab/></text:p>
      <text:p text:style-name="P19">vous <text:span text:style-name="T133">jou</text:span><text:span text:style-name="T89">ez</text:span><text:tab/><text:tab/>[ vu <text:s/><text:span text:style-name="T133">xġuw</text:span><text:span text:style-name="T126">e </text:span>]<text:tab/><text:tab/><text:tab/></text:p>
      <text:p text:style-name="P19"><text:soft-page-break/>ils, elles <text:span text:style-name="T133">jou</text:span><text:span text:style-name="T89">ent</text:span><text:tab/>[ il, el <text:span text:style-name="T133">xġu</text:span><text:span text:style-name="T126"> </text:span>]<text:tab/><text:tab/></text:p>
      <text:p text:style-name="P19"/>
      <text:p text:style-name="P19"/>
      <text:p text:style-name="P19">verbs ending <text:span text:style-name="T89">-</text:span><text:span text:style-name="T94">i</text:span><text:span text:style-name="T89">r</text:span></text:p>
      <text:p text:style-name="P19"/>
      <text:p text:style-name="P19">Je <text:tab/> <text:tab/><text:tab/>[ xġ ]<text:tab/><text:tab/><text:tab/>-<text:span text:style-name="T133">s / -is</text:span></text:p>
      <text:p text:style-name="P19">Tu<text:tab/><text:tab/><text:tab/>[ tu ]<text:tab/><text:tab/><text:tab/>-<text:span text:style-name="T133">s / -is</text:span></text:p>
      <text:p text:style-name="P19">il, elle, on<text:tab/><text:tab/>[ il, el, qu ]<text:tab/><text:tab/>-<text:span text:style-name="T133">t / -it</text:span></text:p>
      <text:p text:style-name="P19"/>
      <text:p text:style-name="P19">nous<text:tab/><text:tab/><text:tab/>[ nu ]<text:tab/><text:tab/><text:tab/>-ons / -<text:span text:style-name="T133">ssons</text:span></text:p>
      <text:p text:style-name="P19">vous<text:tab/><text:tab/><text:tab/>[ vu ]<text:tab/><text:tab/><text:tab/>-ez <text:s text:c="2"/>/ -<text:span text:style-name="T133">ssez</text:span></text:p>
      <text:p text:style-name="P19"><text:s/>ils, elles<text:tab/><text:tab/>[ il, el]<text:tab/><text:tab/><text:tab/>-ent / -<text:span text:style-name="T133">ssent</text:span></text:p>
      <text:p text:style-name="P19"/>
      <text:p text:style-name="P19"/>
      <text:p text:style-name="P19"><text:span text:style-name="T135">Cour</text:span><text:span text:style-name="T92">ir</text:span><text:span text:style-name="T89"><text:tab/></text:span><text:tab/><text:tab/>[ <text:span text:style-name="T133">kurir</text:span>]</text:p>
      <text:p text:style-name="P25"/>
      <text:p text:style-name="P19">Je <text:s/><text:span text:style-name="T133">cour</text:span><text:span text:style-name="T94">s</text:span><text:tab/><text:tab/>[ xġ <text:s/><text:span text:style-name="T133">kur</text:span><text:span text:style-name="T126"> </text:span>]<text:tab/><text:tab/></text:p>
      <text:p text:style-name="P136"><text:span text:style-name="T36">Tu </text:span><text:span text:style-name="T45">cour</text:span><text:span text:style-name="T107">s</text:span><text:span text:style-name="T36"><text:tab/><text:tab/>[ tu </text:span><text:span text:style-name="T45">kur</text:span><text:span text:style-name="T38"> </text:span><text:span text:style-name="T36">]<text:tab/><text:tab/><text:tab/></text:span></text:p>
      <text:p text:style-name="P19">il, elle, on <text:span text:style-name="T133">cour</text:span><text:span text:style-name="T94">t</text:span><text:tab/>[ il, el, qu <text:s/><text:span text:style-name="T133">kur</text:span><text:span text:style-name="T126"> </text:span>]<text:tab/><text:tab/></text:p>
      <text:p text:style-name="P19"/>
      <text:p text:style-name="P19">nous <text:span text:style-name="T133">cour</text:span><text:span text:style-name="T89">ons</text:span><text:tab/><text:tab/>[ nu <text:span text:style-name="T133">kuro</text:span><text:span text:style-name="T126"> </text:span>]<text:tab/><text:tab/><text:tab/></text:p>
      <text:p text:style-name="P19">vous <text:span text:style-name="T133">cour</text:span><text:span text:style-name="T89">ez</text:span><text:tab/><text:tab/>[ vu <text:s/><text:span text:style-name="T133">kure</text:span><text:span text:style-name="T126"> </text:span>]<text:tab/><text:tab/><text:tab/></text:p>
      <text:p text:style-name="P19">ils, elles <text:span text:style-name="T133">cour</text:span><text:span text:style-name="T89">ent</text:span><text:tab/>[ il, el <text:span text:style-name="T133">kur</text:span><text:span text:style-name="T126"> </text:span>]<text:tab/></text:p>
      <text:p text:style-name="P19"/>
      <text:p text:style-name="P12"/>
      <text:p text:style-name="P20"><text:span text:style-name="T136">Grand</text:span><text:span text:style-name="T92">ir</text:span><text:span text:style-name="T89"><text:tab/></text:span><text:tab/><text:tab/>[ <text:span text:style-name="T149">grandir</text:span>]</text:p>
      <text:p text:style-name="P26"/>
      <text:p text:style-name="P137"><text:span text:style-name="T36">Je <text:s/></text:span><text:span text:style-name="T46">grand</text:span><text:span text:style-name="T111">is</text:span><text:span text:style-name="T36"><text:tab/><text:tab/><text:tab/>[ xġ <text:s/></text:span><text:span text:style-name="T46">grandi</text:span><text:span text:style-name="T38"> </text:span><text:span text:style-name="T36">]<text:tab/><text:tab/></text:span></text:p>
      <text:p text:style-name="P137"><text:span text:style-name="T36">Tu </text:span><text:span text:style-name="T46">grand</text:span><text:span text:style-name="T111">is</text:span><text:span text:style-name="T36"><text:tab/><text:tab/><text:tab/>[ tu </text:span><text:span text:style-name="T46">grandi</text:span><text:span text:style-name="T38"> </text:span><text:span text:style-name="T36">]<text:tab/><text:tab/><text:tab/></text:span></text:p>
      <text:p text:style-name="P137"><text:span text:style-name="T36">il, elle, on </text:span><text:span text:style-name="T46">grand</text:span><text:span text:style-name="T111">i</text:span><text:span text:style-name="T112">t</text:span><text:span text:style-name="T36"><text:tab/><text:tab/>[ il, el, qu <text:s/></text:span><text:span text:style-name="T46">grandi</text:span><text:span text:style-name="T38"> </text:span><text:span text:style-name="T36">]<text:tab/><text:tab/></text:span></text:p>
      <text:p text:style-name="P20"/>
      <text:p text:style-name="P137"><text:span text:style-name="T36">nous </text:span><text:span text:style-name="T46">grandi</text:span><text:span text:style-name="T104">ssons</text:span><text:span text:style-name="T36"><text:tab/><text:tab/>[ nu </text:span><text:span text:style-name="T46">grandiso</text:span><text:span text:style-name="T38"> <text:s/></text:span><text:span text:style-name="T36">]<text:tab/><text:tab/><text:tab/></text:span></text:p>
      <text:p text:style-name="P137"><text:span text:style-name="T36">vous </text:span><text:span text:style-name="T46">grandi</text:span><text:span text:style-name="T104">ssez</text:span><text:span text:style-name="T36"><text:tab/><text:tab/>[ vu <text:s/></text:span><text:span text:style-name="T46">grandise</text:span><text:span text:style-name="T38"> </text:span><text:span text:style-name="T36">]<text:tab/><text:tab/><text:tab/></text:span></text:p>
      <text:p text:style-name="P137"><text:span text:style-name="T36">ils, elles</text:span><text:span text:style-name="T106"> </text:span><text:span text:style-name="T46">grandi</text:span><text:span text:style-name="T104">ssent</text:span><text:span text:style-name="T36"><text:tab/><text:tab/>[ il, el </text:span><text:span text:style-name="T46">grandis</text:span><text:span text:style-name="T38"> <text:s/></text:span><text:span text:style-name="T36">]<text:tab/></text:span></text:p>
      <text:p text:style-name="P20"/>
      <text:p text:style-name="P20"/>
      <text:p text:style-name="P21">verbs ending <text:span text:style-name="T89">-</text:span><text:span text:style-name="T116">re , -oir</text:span></text:p>
      <text:p text:style-name="P21"/>
      <text:p text:style-name="P21">Je <text:tab/> <text:tab/><text:tab/>[ xġ ]<text:tab/><text:tab/><text:tab/>-<text:span text:style-name="T133">s <text:s/></text:span></text:p>
      <text:p text:style-name="P21">Tu<text:tab/><text:tab/><text:tab/>[ tu ]<text:tab/><text:tab/><text:tab/>-<text:span text:style-name="T133">s </text:span></text:p>
      <text:p text:style-name="P53"><text:span text:style-name="T36">il, elle, on<text:tab/><text:tab/>[ il, el, qu ]<text:tab/><text:tab/>-</text:span><text:span text:style-name="T45">t / </text:span><text:span text:style-name="T151">⌀</text:span></text:p>
      <text:p text:style-name="P21"/>
      <text:p text:style-name="P21">nous<text:tab/><text:tab/><text:tab/>[ nu ]<text:tab/><text:tab/><text:tab/>-ons / -<text:span text:style-name="T133">ssons</text:span></text:p>
      <text:p text:style-name="P21">vous<text:tab/><text:tab/><text:tab/>[ vu ]<text:tab/><text:tab/><text:tab/>-ez <text:s text:c="2"/>/ -<text:span text:style-name="T133">ssez</text:span></text:p>
      <text:p text:style-name="P21"><text:s/>ils, elles<text:tab/><text:tab/>[ il, el]<text:tab/><text:tab/><text:tab/>-<text:span text:style-name="T150">ent / -ont / -ssent <text:s text:c="4"/><text:tab/>[ qa / qo / sqe ]</text:span></text:p>
      <text:p text:style-name="P21"><text:soft-page-break/><text:span text:style-name="T137">Prend</text:span><text:span text:style-name="T92">r</text:span><text:span text:style-name="T93">e</text:span><text:span text:style-name="T89"><text:tab/></text:span><text:tab/><text:tab/>[ <text:span text:style-name="T150">pran-dr</text:span>]</text:p>
      <text:p text:style-name="P27"/>
      <text:p text:style-name="P53"><text:span text:style-name="T36">Je <text:s/>prend</text:span><text:span text:style-name="T109">s</text:span><text:span text:style-name="T36"><text:tab/><text:tab/><text:tab/>[ xġ <text:s/></text:span><text:span text:style-name="T37">pro</text:span><text:span text:style-name="T38"> </text:span><text:span text:style-name="T36">]<text:tab/><text:tab/></text:span></text:p>
      <text:p text:style-name="P53"><text:span text:style-name="T36">Tu </text:span><text:span text:style-name="T141">prend</text:span><text:span text:style-name="T109">s</text:span><text:span text:style-name="T36"><text:tab/><text:tab/><text:tab/>[ tu </text:span><text:span text:style-name="T37">pro</text:span><text:span text:style-name="T38"> </text:span><text:span text:style-name="T36">]<text:tab/><text:tab/><text:tab/></text:span></text:p>
      <text:p text:style-name="P53"><text:span text:style-name="T36">il, elle, on </text:span><text:span text:style-name="T141">prend</text:span><text:span text:style-name="T36"><text:tab/><text:tab/>[ il, el, qu <text:s/></text:span><text:span text:style-name="T37">pro</text:span><text:span text:style-name="T38"> </text:span><text:span text:style-name="T36">]<text:tab/><text:tab/></text:span></text:p>
      <text:p text:style-name="P21"/>
      <text:p text:style-name="P53"><text:span text:style-name="T141">nous pren</text:span><text:span text:style-name="T104">ons</text:span><text:span text:style-name="T36"><text:tab/><text:tab/><text:tab/>[ nu </text:span><text:span text:style-name="T37">preno</text:span><text:span text:style-name="T38"> <text:s/></text:span><text:span text:style-name="T36">]<text:tab/><text:tab/><text:tab/></text:span></text:p>
      <text:p text:style-name="P53"><text:span text:style-name="T36">vous </text:span><text:span text:style-name="T141">pren</text:span><text:span text:style-name="T104">ez</text:span><text:span text:style-name="T36"><text:tab/><text:tab/><text:tab/>[ vu <text:s/></text:span><text:span text:style-name="T37">prene</text:span><text:span text:style-name="T38"> </text:span><text:span text:style-name="T36">]<text:tab/><text:tab/><text:tab/></text:span></text:p>
      <text:p text:style-name="P53"><text:span text:style-name="T65">ils, elles</text:span><text:span text:style-name="T117"> </text:span><text:span text:style-name="T144">pren</text:span><text:span text:style-name="T145">n</text:span><text:span text:style-name="T118">ent</text:span><text:tab/><text:tab/><text:span text:style-name="T37">[ il, el pren ]</text:span></text:p>
      <text:p text:style-name="P53"><text:span text:style-name="T37"/></text:p>
      <text:p text:style-name="P53"><text:span text:style-name="T143">Fai</text:span><text:span text:style-name="T113">r</text:span><text:span text:style-name="T114">e</text:span><text:span text:style-name="T106"><text:tab/></text:span><text:span text:style-name="T36"><text:tab/><text:tab/><text:tab/>[ </text:span><text:span text:style-name="T37">fer </text:span><text:span text:style-name="T36">]</text:span></text:p>
      <text:p text:style-name="P27"/>
      <text:p text:style-name="P53"><text:span text:style-name="T36">Je <text:s/></text:span><text:span text:style-name="T37">fai</text:span><text:span text:style-name="T109">s</text:span><text:span text:style-name="T36"><text:tab/><text:tab/><text:tab/><text:tab/>[ xġ <text:s/></text:span><text:span text:style-name="T37">fe</text:span><text:span text:style-name="T38"> </text:span><text:span text:style-name="T36">]<text:tab/><text:tab/></text:span></text:p>
      <text:p text:style-name="P53"><text:span text:style-name="T36">Tu </text:span><text:span text:style-name="T142">fai</text:span><text:span text:style-name="T109">s</text:span><text:span text:style-name="T36"><text:tab/><text:tab/><text:tab/><text:tab/>[ tu </text:span><text:span text:style-name="T37">fe</text:span><text:span text:style-name="T38"> </text:span><text:span text:style-name="T36">]<text:tab/><text:tab/><text:tab/></text:span></text:p>
      <text:p text:style-name="P53"><text:span text:style-name="T36">il, elle, on </text:span><text:span text:style-name="T142">fai</text:span><text:span text:style-name="T109">t</text:span><text:span text:style-name="T106"><text:tab/></text:span><text:span text:style-name="T36"><text:tab/><text:tab/>[ il, el, qu <text:s/></text:span><text:span text:style-name="T37">fe</text:span><text:span text:style-name="T38"> </text:span><text:span text:style-name="T36">]<text:tab/><text:tab/></text:span></text:p>
      <text:p text:style-name="P21"/>
      <text:p text:style-name="P53"><text:span text:style-name="T141">nous </text:span><text:span text:style-name="T142">fai</text:span><text:span text:style-name="T109">s</text:span><text:span text:style-name="T104">ons</text:span><text:span text:style-name="T36"><text:tab/><text:tab/><text:tab/>[ nu </text:span><text:span text:style-name="T37">feżo</text:span><text:span text:style-name="T38"> <text:s/></text:span><text:span text:style-name="T36">]<text:tab/><text:tab/><text:tab/></text:span></text:p>
      <text:p text:style-name="P54"><text:span text:style-name="T36">vous </text:span><text:span text:style-name="T142">fai</text:span><text:span text:style-name="T110">t</text:span><text:span text:style-name="T104">e</text:span><text:span text:style-name="T105">s</text:span><text:span text:style-name="T36"><text:tab/><text:tab/><text:tab/>[ vu <text:s/></text:span><text:span text:style-name="T37">fet</text:span><text:span text:style-name="T38"> </text:span><text:span text:style-name="T36">]<text:tab/><text:tab/><text:tab/></text:span></text:p>
      <text:p text:style-name="P53"><text:span text:style-name="T71">ils, elles</text:span><text:span text:style-name="T119"> </text:span><text:span text:style-name="T146">f</text:span><text:span text:style-name="T120">ont</text:span><text:span text:style-name="T37"><text:tab/><text:tab/><text:tab/>[ il, el foo ]</text:span></text:p>
      <text:p text:style-name="P12">________________________________________________________________________________________________</text:p>
      <text:p text:style-name="P12"/>
      <text:p text:style-name="P124"><text:span text:style-name="T152">Lesson </text:span><text:span text:style-name="T153">9</text:span><text:span text:style-name="T152"> – </text:span><text:span text:style-name="T153">Important Verbs</text:span><text:span text:style-name="T154"> <text:s/></text:span></text:p>
      <text:p text:style-name="P28"/>
      <text:p text:style-name="P60"><text:span text:style-name="T127">Parl</text:span><text:span text:style-name="T90">er</text:span><text:span text:style-name="T127"> </text:span>[ par-le ] (to speak)</text:p>
      <text:p text:style-name="P60">Je<text:tab/><text:tab/>parle<text:tab/><text:tab/>[ xġ parl ]</text:p>
      <text:p text:style-name="P60">Tu<text:tab/><text:tab/>parles<text:tab/><text:tab/>[ tu parl ]</text:p>
      <text:p text:style-name="P60">Il, elle, on<text:tab/>parle<text:tab/><text:tab/>[ il, el, qu parl ]</text:p>
      <text:p text:style-name="P60">Nous<text:tab/><text:tab/>parlons<text:tab/>[ nu parlo ]</text:p>
      <text:p text:style-name="P60">Vous<text:tab/><text:tab/>parlez<text:tab/><text:tab/>[ vu parle ]</text:p>
      <text:p text:style-name="P60">Ils, elles<text:tab/>parlent<text:tab/>[ il, el parl ]</text:p>
      <text:p text:style-name="P60"/>
      <text:p text:style-name="P56"><text:span text:style-name="T57">All</text:span><text:span text:style-name="T115">er</text:span><text:span text:style-name="T47"> [ al</text:span><text:span text:style-name="T48">l</text:span><text:span text:style-name="T47">e ] (to go)</text:span></text:p>
      <text:p text:style-name="P60">Je<text:tab/><text:tab/>vais<text:tab/><text:tab/>[ xġ ve ]</text:p>
      <text:p text:style-name="P60">Tu<text:tab/><text:tab/>vas<text:tab/><text:tab/>[ tu va ]</text:p>
      <text:p text:style-name="P60">Il, elle, <text:tab/>on<text:tab/>va<text:tab/><text:tab/>[ il, el, qu va ]</text:p>
      <text:p text:style-name="P60">Nous<text:tab/><text:tab/>allons<text:tab/><text:tab/>[ nu <text:span text:style-name="T156">ż_</text:span>alo ]</text:p>
      <text:p text:style-name="P60">Vous<text:tab/><text:tab/>allez<text:tab/><text:tab/>[ vu <text:span text:style-name="T156">ż_</text:span>ale ]</text:p>
      <text:p text:style-name="P60">Ils, elles<text:tab/>vont<text:tab/><text:tab/>[ il, el vo<text:span text:style-name="T168">n</text:span> ]</text:p>
      <text:p text:style-name="P56"><text:soft-page-break/><text:span text:style-name="T57">Part</text:span><text:span text:style-name="T115">ir</text:span><text:span text:style-name="T47"> [ par-tir ] (to leave)</text:span></text:p>
      <text:p text:style-name="P60">Je<text:tab/><text:tab/>par<text:span text:style-name="T89">s</text:span><text:tab/><text:tab/>[ xġ par ]</text:p>
      <text:p text:style-name="P60">Tu<text:tab/><text:tab/>par<text:span text:style-name="T89">s</text:span><text:tab/><text:tab/>[ tu par ]</text:p>
      <text:p text:style-name="P60">Il, elle, on<text:tab/>par<text:span text:style-name="T89">t</text:span><text:tab/><text:tab/>[ il, el, qu par ]</text:p>
      <text:p text:style-name="P60">Nous<text:tab/><text:tab/>part<text:span text:style-name="T89">ons</text:span><text:tab/>[ nu parto ]</text:p>
      <text:p text:style-name="P60">Vous<text:tab/><text:tab/>part<text:span text:style-name="T89">ez</text:span><text:tab/><text:tab/>[ vu parte ]</text:p>
      <text:p text:style-name="P60"><text:span text:style-name="T143">Ils, elles<text:tab/>part</text:span><text:span text:style-name="T93">ent</text:span><text:span text:style-name="T143"><text:tab/>[ il, el part ]</text:span></text:p>
      <text:p text:style-name="P57"><text:span text:style-name="T143"/></text:p>
      <text:p text:style-name="P85"><text:span text:style-name="T136">Grand</text:span><text:span text:style-name="T92">ir </text:span>[ <text:span text:style-name="T149">grandir</text:span>] <text:span text:style-name="T159">( to grow )</text:span></text:p>
      <text:p text:style-name="P86"/>
      <text:p text:style-name="P123"><text:span text:style-name="T7">Je <text:s/><text:tab/><text:tab/></text:span><text:span text:style-name="T8">grand</text:span><text:span text:style-name="T123">is</text:span><text:span text:style-name="T7"><text:tab/><text:tab/>[ xġ <text:s/></text:span><text:span text:style-name="T8">grandi</text:span><text:span text:style-name="T9"> </text:span><text:span text:style-name="T7">]<text:tab/><text:tab/></text:span></text:p>
      <text:p text:style-name="P123"><text:span text:style-name="T7">Tu <text:tab/><text:tab/></text:span><text:span text:style-name="T8">grand</text:span><text:span text:style-name="T123">is</text:span><text:span text:style-name="T7"><text:tab/><text:tab/>[ tu </text:span><text:span text:style-name="T8">grandi</text:span><text:span text:style-name="T9"> </text:span><text:span text:style-name="T7">]<text:tab/><text:tab/><text:tab/></text:span></text:p>
      <text:p text:style-name="P123"><text:span text:style-name="T7">il, elle, on <text:tab/></text:span><text:span text:style-name="T8">grand</text:span><text:span text:style-name="T123">i</text:span><text:span text:style-name="T124">t</text:span><text:span text:style-name="T7"><text:tab/><text:tab/>[ il, el, qu <text:s/></text:span><text:span text:style-name="T8">grandi</text:span><text:span text:style-name="T9"> </text:span><text:span text:style-name="T7">]<text:tab/><text:tab/></text:span></text:p>
      <text:p text:style-name="P125"/>
      <text:p text:style-name="P123"><text:span text:style-name="T7">nous <text:tab/><text:tab/></text:span><text:span text:style-name="T8">grandi</text:span><text:span text:style-name="T125">ssons</text:span><text:span text:style-name="T7"><text:tab/><text:tab/>[ nu </text:span><text:span text:style-name="T8">grandiso</text:span><text:span text:style-name="T9"> <text:s/></text:span><text:span text:style-name="T7">]<text:tab/><text:tab/><text:tab/></text:span></text:p>
      <text:p text:style-name="P123"><text:span text:style-name="T7">vous <text:tab/><text:tab/></text:span><text:span text:style-name="T8">grandi</text:span><text:span text:style-name="T125">ssez</text:span><text:span text:style-name="T7"><text:tab/><text:tab/>[ vu <text:s/></text:span><text:span text:style-name="T8">grandise</text:span><text:span text:style-name="T9"> </text:span><text:span text:style-name="T7">]<text:tab/><text:tab/><text:tab/></text:span></text:p>
      <text:p text:style-name="P123"><text:span text:style-name="T158">ils, elles</text:span><text:span text:style-name="T121"> <text:tab/></text:span><text:span text:style-name="T149">grandi</text:span><text:span text:style-name="T122">ssent</text:span><text:span text:style-name="T158"><text:tab/><text:tab/>[ il, el </text:span><text:span text:style-name="T149">grandis</text:span><text:span text:style-name="T126"> <text:s/></text:span><text:span text:style-name="T158">]</text:span></text:p>
      <text:p text:style-name="P138"><text:span text:style-name="T143"/></text:p>
      <text:p text:style-name="P57"><text:span text:style-name="T143"/></text:p>
      <text:p text:style-name="P67"><text:span text:style-name="Strong_20_Emphasis"><text:span text:style-name="T22">Avo</text:span></text:span><text:span text:style-name="Strong_20_Emphasis"><text:span text:style-name="T98">ir</text:span></text:span><text:span text:style-name="T22"> [ av-war ] (to have)<text:tab/><text:tab/><text:tab/><text:tab/><text:tab/><text:tab/></text:span><text:span text:style-name="T34">oi <text:tab/>-&gt; <text:tab/>wa</text:span></text:p>
      <text:p text:style-name="P60">J'<text:tab/><text:tab/>ai<text:tab/><text:tab/>[ xġ<text:span text:style-name="T162">_</text:span>e ]</text:p>
      <text:p text:style-name="P60">Tu<text:tab/><text:tab/>as<text:tab/><text:tab/>[ tu a ]</text:p>
      <text:p text:style-name="P60">Il, elle, on<text:tab/>a<text:tab/><text:tab/>[ il, el, <text:s/>a <text:s/>/ qu <text:span text:style-name="T159">n_a</text:span> ]</text:p>
      <text:p text:style-name="P60">Nous<text:tab/><text:tab/>avons<text:tab/><text:tab/>[ nu <text:span text:style-name="T156">ż_</text:span>avo ]</text:p>
      <text:p text:style-name="P60">Vous<text:tab/><text:tab/>avez<text:tab/><text:tab/>[ vu <text:span text:style-name="T156">ż_</text:span>ave ]</text:p>
      <text:p text:style-name="P60">Ils, elles<text:tab/>ont<text:tab/><text:tab/>[ il, el <text:span text:style-name="T156">ż_</text:span>o<text:span text:style-name="T169">n</text:span> ]</text:p>
      <text:p text:style-name="P60"><text:span text:style-name="T143"/></text:p>
      <text:p text:style-name="P61"><text:span text:style-name="T127">Pouv</text:span><text:span text:style-name="T90">oir</text:span> [ pu-vwar ] (to be able to / <text:span text:style-name="T160">can</text:span>)</text:p>
      <text:p text:style-name="P61">Je<text:tab/><text:tab/>peux<text:tab/><text:tab/>[ xġ p<text:span text:style-name="T164">p</text:span> ]</text:p>
      <text:p text:style-name="P61">Tu<text:tab/><text:tab/>peux<text:tab/><text:tab/>[ tu p<text:span text:style-name="T164">p</text:span> ]</text:p>
      <text:p text:style-name="P61">Il, elle, on<text:tab/>peut<text:tab/><text:tab/>[ il, el, qu p<text:span text:style-name="T164">p</text:span> ]</text:p>
      <text:p text:style-name="P61">Nous<text:tab/><text:tab/>pouvons<text:tab/>[ nu pu-vo ]</text:p>
      <text:p text:style-name="P61">Vous<text:tab/><text:tab/>pouvez<text:tab/>[ vu pu-ve ]</text:p>
      <text:p text:style-name="P65"><text:span text:style-name="T147">Ils, elles<text:tab/>peuvent<text:tab/>[ il, el p</text:span><text:span text:style-name="T148">e</text:span><text:span text:style-name="T147">v ]</text:span></text:p>
      <text:p text:style-name="P65"><text:span text:style-name="T147"/></text:p>
      <text:p text:style-name="P58"><text:soft-page-break/><text:span text:style-name="T57">Pourv</text:span><text:span text:style-name="T115">oir</text:span><text:span text:style-name="T108"> </text:span><text:span text:style-name="T47">[ pur-vwar ] </text:span><text:span text:style-name="T56">(to provide)</text:span></text:p>
      <text:p text:style-name="P61">Je<text:tab/><text:tab/>pourvoi<text:span text:style-name="T89">s</text:span><text:tab/>[ xġ pur-vwa ]</text:p>
      <text:p text:style-name="P61">Tu<text:tab/><text:tab/>pourvoi<text:span text:style-name="T89">s</text:span><text:tab/>[ tu pur-vwa ]</text:p>
      <text:p text:style-name="P61">Il, elle, on<text:tab/>pourvoi<text:span text:style-name="T89">t</text:span><text:tab/>[ il, el, qu pur-vwa ]</text:p>
      <text:p text:style-name="P61">Nous<text:tab/><text:tab/>pourvoy<text:span text:style-name="T89">ons</text:span><text:tab/>[ nu pur-vw<text:span text:style-name="T157">a</text:span>-yo ]</text:p>
      <text:p text:style-name="P61">Vous<text:tab/><text:tab/>pourvoy<text:span text:style-name="T89">ez</text:span><text:tab/>[ vu pur-vw<text:span text:style-name="T157">a</text:span>-ye ]</text:p>
      <text:p text:style-name="P65"><text:span text:style-name="T147">Ils, elles<text:tab/>pourvoi</text:span><text:span text:style-name="T116">ent</text:span><text:span text:style-name="T147"><text:tab/>[ il, el pur-vwa ]</text:span></text:p>
      <text:p text:style-name="P61"><text:span text:style-name="T137"/></text:p>
      <text:p text:style-name="P61"><text:span text:style-name="T127">Vo</text:span><text:span text:style-name="T90">ir</text:span> [ vwa-r ] <text:s/>(to see)<text:tab/><text:tab/><text:tab/><text:tab/><text:tab/><text:tab/><text:tab/><text:span text:style-name="T129">oi <text:tab/>-&gt; <text:tab/>wa</text:span></text:p>
      <text:p text:style-name="P61">Je<text:tab/><text:tab/>vois<text:tab/><text:tab/>[ xġ vwa ]</text:p>
      <text:p text:style-name="P61">Tu<text:tab/><text:tab/>vois<text:tab/><text:tab/>[ tu vwa ]</text:p>
      <text:p text:style-name="P61">Il, elle, on<text:tab/>voit<text:tab/><text:tab/>[ il, el, qu vwa ]</text:p>
      <text:p text:style-name="P61">Nous<text:tab/><text:tab/>voyons<text:tab/><text:tab/>[ nu vwo-<text:span text:style-name="T163">j</text:span>o ]</text:p>
      <text:p text:style-name="P61">Vous<text:tab/><text:tab/>voyez<text:tab/><text:tab/>[ vu vwo-<text:span text:style-name="T163">j</text:span>e ]</text:p>
      <text:p text:style-name="P65"><text:span text:style-name="T147">Ils, elles<text:tab/>voient<text:tab/><text:tab/>[ il, el vwa ]</text:span></text:p>
      <text:p text:style-name="P61"><text:span text:style-name="T137"/></text:p>
      <text:p text:style-name="P57"><text:span text:style-name="T143">Êt</text:span><text:span text:style-name="T114">re</text:span><text:span text:style-name="T143"> </text:span><text:span text:style-name="T47">[ etr ] (to be)</text:span></text:p>
      <text:p text:style-name="P28">Je<text:tab/><text:tab/>suis<text:tab/><text:tab/>[ xġ swi ]</text:p>
      <text:p text:style-name="P28">Tu<text:tab/><text:tab/>es<text:tab/><text:tab/>[ tu e ]</text:p>
      <text:p text:style-name="P28">Il, elle, on<text:tab/>est<text:tab/><text:tab/>[ il, el, <text:span text:style-name="T163">l_e <text:s/>/ </text:span><text:s/>qu <text:span text:style-name="T163">n_</text:span>e ]</text:p>
      <text:p text:style-name="P28">Nous<text:tab/><text:tab/>sommes<text:tab/>[ nu som ]</text:p>
      <text:p text:style-name="P28">Vous<text:tab/><text:tab/>êtes<text:tab/><text:tab/>[ vu <text:span text:style-name="T155">ż_</text:span>et ]</text:p>
      <text:p text:style-name="P28">Ils, elles<text:tab/>sont<text:tab/><text:tab/>[ il, el so<text:span text:style-name="T168">n</text:span> ]</text:p>
      <text:p text:style-name="P28"/>
      <text:p text:style-name="P66">Entraînement</text:p>
      <text:p text:style-name="P63"><text:span text:style-name="T129">I </text:span><text:span text:style-name="T127">am <text:tab/><text:tab/>Je suis<text:tab/><text:tab/><text:tab/><text:tab/></text:span><text:span text:style-name="T130">They are<text:tab/>Ils sont<text:tab/>[ il so</text:span><text:span text:style-name="T131">n</text:span><text:span text:style-name="T130"> ]</text:span></text:p>
      <text:p text:style-name="P63"><text:span text:style-name="T127">he speaks<text:tab/>Il parle<text:tab/><text:tab/><text:tab/></text:span><text:span text:style-name="T130">I speak<text:tab/>Je parle</text:span></text:p>
      <text:p text:style-name="P63"><text:span text:style-name="T127">They can<text:tab/>Ils peuvent<text:tab/><text:tab/><text:tab/></text:span><text:span text:style-name="T130">You can <text:tab/>Tu peux<text:tab/></text:span><text:span text:style-name="T131">[ tu pp ]</text:span></text:p>
      <text:p text:style-name="P63"><text:span text:style-name="T130">Y</text:span><text:span text:style-name="T127">ou are <text:tab/>Tu es<text:tab/><text:tab/><text:tab/><text:tab/></text:span><text:span text:style-name="T130">Y'all go<text:tab/>Ils v</text:span><text:span text:style-name="T131">as</text:span></text:p>
      <text:p text:style-name="P63"><text:span text:style-name="T127">She see<text:tab/>Elle voit<text:tab/><text:tab/><text:tab/></text:span><text:span text:style-name="T130">I see<text:tab/><text:tab/>Je v</text:span><text:span text:style-name="T131">ois</text:span></text:p>
      <text:p text:style-name="P63"><text:span text:style-name="T127">I have <text:tab/><text:tab/>J'ai<text:tab/><text:tab/><text:tab/><text:tab/></text:span><text:span text:style-name="T130">They have <text:tab/></text:span><text:span text:style-name="T132">Ils ont<text:tab/><text:tab/>[il żon]</text:span></text:p>
      <text:p text:style-name="P28"/>
      <text:p text:style-name="P87"><text:soft-page-break/><text:span text:style-name="Strong_20_Emphasis"><text:span text:style-name="T65">Parler (to speak)</text:span></text:span></text:p>
      <text:list text:style-name="L34">
        <text:list-item>
          <text:p text:style-name="P140">Je parle.</text:p>
        </text:list-item>
        <text:list-item>
          <text:p text:style-name="P140">Tu parles.</text:p>
        </text:list-item>
        <text:list-item>
          <text:p text:style-name="P140">Il parle.</text:p>
        </text:list-item>
        <text:list-item>
          <text:p text:style-name="P140">Elle parle.</text:p>
        </text:list-item>
        <text:list-item>
          <text:p text:style-name="P140">On parle.</text:p>
        </text:list-item>
        <text:list-item>
          <text:p text:style-name="P140">Nous parlons.</text:p>
        </text:list-item>
        <text:list-item>
          <text:p text:style-name="P140">Vous parlez.</text:p>
        </text:list-item>
        <text:list-item>
          <text:p text:style-name="P140">Ils parlent.</text:p>
        </text:list-item>
        <text:list-item>
          <text:p text:style-name="P141">Elles parlent.</text:p>
          <text:p text:style-name="P141"/>
        </text:list-item>
      </text:list>
      <text:p text:style-name="Text_20_body"><text:span text:style-name="Strong_20_Emphasis"><text:span text:style-name="T167">Aller (to go)</text:span></text:span></text:p>
      <text:list text:style-name="L35">
        <text:list-item>
          <text:p text:style-name="P142">Je vais.</text:p>
        </text:list-item>
        <text:list-item>
          <text:p text:style-name="P142">Tu vas.</text:p>
        </text:list-item>
        <text:list-item>
          <text:p text:style-name="P142">Il va.</text:p>
        </text:list-item>
        <text:list-item>
          <text:p text:style-name="P142">Elle va.</text:p>
        </text:list-item>
        <text:list-item>
          <text:p text:style-name="P142">On va.</text:p>
        </text:list-item>
        <text:list-item>
          <text:p text:style-name="P142">Nous allons.</text:p>
        </text:list-item>
        <text:list-item>
          <text:p text:style-name="P142">Vous allez.</text:p>
        </text:list-item>
        <text:list-item>
          <text:p text:style-name="P142">Ils vont.</text:p>
        </text:list-item>
        <text:list-item>
          <text:p text:style-name="P143">Elles vont.</text:p>
          <text:p text:style-name="P143"/>
        </text:list-item>
      </text:list>
      <text:p text:style-name="Text_20_body"><text:span text:style-name="Strong_20_Emphasis"><text:span text:style-name="T167">Partir (to leave)</text:span></text:span></text:p>
      <text:list text:style-name="L36">
        <text:list-item>
          <text:p text:style-name="P144">Je pars.</text:p>
        </text:list-item>
        <text:list-item>
          <text:p text:style-name="P144">Tu pars.</text:p>
        </text:list-item>
        <text:list-item>
          <text:p text:style-name="P144">Il part.</text:p>
        </text:list-item>
        <text:list-item>
          <text:p text:style-name="P144">Elle part.</text:p>
        </text:list-item>
        <text:list-item>
          <text:p text:style-name="P144">On part.</text:p>
        </text:list-item>
        <text:list-item>
          <text:p text:style-name="P144">Nous partons.</text:p>
        </text:list-item>
        <text:list-item>
          <text:p text:style-name="P144">Vous partez.</text:p>
        </text:list-item>
        <text:list-item>
          <text:p text:style-name="P144">Ils partent.</text:p>
        </text:list-item>
        <text:list-item>
          <text:p text:style-name="P145">Elles partent.</text:p>
          <text:p text:style-name="P145"/>
        </text:list-item>
      </text:list>
      <text:p text:style-name="Text_20_body"><text:span text:style-name="Strong_20_Emphasis"><text:span text:style-name="T167">Grandir (to grow)</text:span></text:span></text:p>
      <text:list text:style-name="L37">
        <text:list-item>
          <text:p text:style-name="P146">Je grandis.</text:p>
        </text:list-item>
        <text:list-item>
          <text:p text:style-name="P146">Tu grandis.</text:p>
        </text:list-item>
        <text:list-item>
          <text:p text:style-name="P146">Il grandit.</text:p>
        </text:list-item>
        <text:list-item>
          <text:p text:style-name="P146">Elle grandit.</text:p>
        </text:list-item>
        <text:list-item>
          <text:p text:style-name="P146">On grandit.</text:p>
        </text:list-item>
        <text:list-item>
          <text:p text:style-name="P146">Nous grandissons.</text:p>
        </text:list-item>
        <text:list-item>
          <text:p text:style-name="P146">Vous grandissez.</text:p>
        </text:list-item>
        <text:list-item>
          <text:p text:style-name="P146">Ils grandissent.</text:p>
        </text:list-item>
        <text:list-item>
          <text:p text:style-name="P147">Elles grandissent.</text:p>
        </text:list-item>
      </text:list>
      <text:p text:style-name="P148"/>
      <text:p text:style-name="P148"/>
      <text:p text:style-name="P148"/>
      <text:p text:style-name="Text_20_body"><text:soft-page-break/><text:span text:style-name="Strong_20_Emphasis"><text:span text:style-name="T167">Avoir (to have)</text:span></text:span></text:p>
      <text:list text:style-name="L38">
        <text:list-item>
          <text:p text:style-name="P149">J'ai.</text:p>
        </text:list-item>
        <text:list-item>
          <text:p text:style-name="P149">Tu as.</text:p>
        </text:list-item>
        <text:list-item>
          <text:p text:style-name="P149">Il a.</text:p>
        </text:list-item>
        <text:list-item>
          <text:p text:style-name="P149">Elle a.</text:p>
        </text:list-item>
        <text:list-item>
          <text:p text:style-name="P149">On a.</text:p>
        </text:list-item>
        <text:list-item>
          <text:p text:style-name="P149">Nous avons.</text:p>
        </text:list-item>
        <text:list-item>
          <text:p text:style-name="P149">Vous avez.</text:p>
        </text:list-item>
        <text:list-item>
          <text:p text:style-name="P149">Ils ont.</text:p>
        </text:list-item>
        <text:list-item>
          <text:p text:style-name="P150">Elles ont.</text:p>
          <text:p text:style-name="P150"/>
        </text:list-item>
      </text:list>
      <text:p text:style-name="Text_20_body"><text:span text:style-name="Strong_20_Emphasis"><text:span text:style-name="T167">Pouvoir (to be able to/can)</text:span></text:span></text:p>
      <text:list text:style-name="L39">
        <text:list-item>
          <text:p text:style-name="P151">Je peux.</text:p>
        </text:list-item>
        <text:list-item>
          <text:p text:style-name="P151">Tu peux.</text:p>
        </text:list-item>
        <text:list-item>
          <text:p text:style-name="P151">Il peut.</text:p>
        </text:list-item>
        <text:list-item>
          <text:p text:style-name="P151">Elle peut.</text:p>
        </text:list-item>
        <text:list-item>
          <text:p text:style-name="P151">On peut.</text:p>
        </text:list-item>
        <text:list-item>
          <text:p text:style-name="P151">Nous pouvons.</text:p>
        </text:list-item>
        <text:list-item>
          <text:p text:style-name="P151">Vous pouvez.</text:p>
        </text:list-item>
        <text:list-item>
          <text:p text:style-name="P151">Ils peuvent.</text:p>
        </text:list-item>
        <text:list-item>
          <text:p text:style-name="P152">Elles peuvent.</text:p>
          <text:p text:style-name="P152"/>
        </text:list-item>
      </text:list>
      <text:p text:style-name="Text_20_body"><text:span text:style-name="Strong_20_Emphasis"><text:span text:style-name="T167">Pourvoir (to provide)</text:span></text:span></text:p>
      <text:list text:style-name="L40">
        <text:list-item>
          <text:p text:style-name="P153">Je pourvois.</text:p>
        </text:list-item>
        <text:list-item>
          <text:p text:style-name="P153">Tu pourvois.</text:p>
        </text:list-item>
        <text:list-item>
          <text:p text:style-name="P153">Il pourvoit.</text:p>
        </text:list-item>
        <text:list-item>
          <text:p text:style-name="P153">Elle pourvoit.</text:p>
        </text:list-item>
        <text:list-item>
          <text:p text:style-name="P153">On pourvoit.</text:p>
        </text:list-item>
        <text:list-item>
          <text:p text:style-name="P153">Nous pourvoyons.</text:p>
        </text:list-item>
        <text:list-item>
          <text:p text:style-name="P153">Vous pourvoyez.</text:p>
        </text:list-item>
        <text:list-item>
          <text:p text:style-name="P153">Ils pourvoient.</text:p>
        </text:list-item>
        <text:list-item>
          <text:p text:style-name="P154">Elles pourvoient.</text:p>
          <text:p text:style-name="P154"/>
        </text:list-item>
      </text:list>
      <text:p text:style-name="Text_20_body"><text:span text:style-name="Strong_20_Emphasis"><text:span text:style-name="T167">Voir (to see)</text:span></text:span></text:p>
      <text:list text:style-name="L41">
        <text:list-item>
          <text:p text:style-name="P155">Je vois.</text:p>
        </text:list-item>
        <text:list-item>
          <text:p text:style-name="P155">Tu vois.</text:p>
        </text:list-item>
        <text:list-item>
          <text:p text:style-name="P155">Il voit.</text:p>
        </text:list-item>
        <text:list-item>
          <text:p text:style-name="P155">Elle voit.</text:p>
        </text:list-item>
        <text:list-item>
          <text:p text:style-name="P155">On voit.</text:p>
        </text:list-item>
        <text:list-item>
          <text:p text:style-name="P155">Nous voyons.</text:p>
        </text:list-item>
        <text:list-item>
          <text:p text:style-name="P155">Vous voyez.</text:p>
        </text:list-item>
        <text:list-item>
          <text:p text:style-name="P155">Ils voient.</text:p>
        </text:list-item>
        <text:list-item>
          <text:p text:style-name="P156">Elles voient.</text:p>
        </text:list-item>
      </text:list>
      <text:p text:style-name="P148"/>
      <text:p text:style-name="P148"/>
      <text:p text:style-name="P148"/>
      <text:p text:style-name="Text_20_body"><text:soft-page-break/><text:span text:style-name="Strong_20_Emphasis"><text:span text:style-name="T167">Être (to be)</text:span></text:span></text:p>
      <text:list text:style-name="L42">
        <text:list-item>
          <text:p text:style-name="P157">Je suis.</text:p>
        </text:list-item>
        <text:list-item>
          <text:p text:style-name="P157">Tu es.</text:p>
        </text:list-item>
        <text:list-item>
          <text:p text:style-name="P157">Il est.</text:p>
        </text:list-item>
        <text:list-item>
          <text:p text:style-name="P157">Elle est.</text:p>
        </text:list-item>
        <text:list-item>
          <text:p text:style-name="P157">On est.</text:p>
        </text:list-item>
        <text:list-item>
          <text:p text:style-name="P157">Nous sommes.</text:p>
        </text:list-item>
        <text:list-item>
          <text:p text:style-name="P157">Vous êtes.</text:p>
        </text:list-item>
        <text:list-item>
          <text:p text:style-name="P157">Ils sont.</text:p>
        </text:list-item>
        <text:list-item>
          <text:p text:style-name="P158">Elles sont.</text:p>
        </text:list-item>
      </text:list>
      <text:p text:style-name="P64"/>
      <text:p text:style-name="P28"/>
      <text:p text:style-name="P28"><text:span text:style-name="T47"/></text:p>
      <text:p text:style-name="P28"/>
      <text:p text:style-name="P28"/>
      <text:p text:style-name="P139"/>
      <text:p text:style-name="P139"/>
      <text:p text:style-name="P139"/>
      <text:p text:style-name="P28"><text:span text:style-name="T56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2"><text:span text:style-name="T129"/></text:p>
      <text:p text:style-name="P28"/>
      <text:p text:style-name="P28"/>
      <text:p text:style-name="P28"/>
      <text:p text:style-name="P84">é è à ù â ê î ô û ë ï ü ç œ æ É È À Ù Â Ê Î Ô Û Ë Ï Ü Ç Œ 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9-01T20:35:21.005351039</dc:date>
    <meta:editing-duration>PT7H15M33S</meta:editing-duration>
    <meta:editing-cycles>48</meta:editing-cycles>
    <meta:generator>LibreOffice/24.2.5.2$Linux_X86_64 LibreOffice_project/420$Build-2</meta:generator>
    <meta:document-statistic meta:table-count="0" meta:image-count="0" meta:object-count="0" meta:page-count="20" meta:paragraph-count="562" meta:word-count="2839" meta:character-count="13928" meta:non-whitespace-character-count="11143"/>
  </office:meta>
</office:document-meta>
</file>